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4.85mm"/>
    </style:style>
    <style:style style:name="co12" style:family="table-column">
      <style:table-column-properties fo:break-before="auto" style:column-width="35.67mm"/>
    </style:style>
    <style:style style:name="co13" style:family="table-column">
      <style:table-column-properties fo:break-before="auto" style:column-width="40.5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25.49mm"/>
    </style:style>
    <style:style style:name="co18" style:family="table-column">
      <style:table-column-properties fo:break-before="auto" style:column-width="57.68mm"/>
    </style:style>
    <style:style style:name="co19" style:family="table-column">
      <style:table-column-properties fo:break-before="auto" style:column-width="3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Chinese study</text:p>
          </table:table-cell>
          <table:table-cell office:value-type="string" calcext:value-type="string">
            <text:p>PROVEAN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PolyPhen-2</text:p>
          </table:table-cell>
          <table:table-cell office:value-type="string" calcext:value-type="string">
            <text:p>weighted clf (rbf)</text:p>
          </table:table-cell>
          <table:table-cell office:value-type="string" calcext:value-type="string">
            <text:p>unweighted clf (rbf)</text:p>
          </table:table-cell>
          <table:table-cell office:value-type="string" calcext:value-type="string">
            <text:p>weighted clf (linear)</text:p>
          </table:table-cell>
          <table:table-cell office:value-type="string" calcext:value-type="string">
            <text:p>unweighted clf (linear)</text:p>
          </table:table-cell>
          <table:table-cell office:value-type="string" calcext:value-type="string">
            <text:p>weighted clf (poly)</text:p>
          </table:table-cell>
          <table:table-cell office:value-type="string" calcext:value-type="string">
            <text:p>unweighted clf (poly)</text:p>
          </table:table-cell>
          <table:table-cell office:value-type="string" calcext:value-type="string">
            <text:p>weighted clf (sigmoid)</text:p>
          </table:table-cell>
          <table:table-cell office:value-type="string" calcext:value-type="string">
            <text:p>unweighted clf (sigmoid)</text:p>
          </table:table-cell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61-5-[.B3]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alse negativ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5" table:formula="of:=SUM([.B2:.B6])" office:value-type="float" office:value="93" calcext:value-type="float">
            <text:p>93</text:p>
          </table:table-cell>
          <table:table-cell table:style-name="ce5" table:formula="of:=SUM([.C2:.C5])" office:value-type="float" office:value="93" calcext:value-type="float">
            <text:p>93</text:p>
          </table:table-cell>
          <table:table-cell table:style-name="ce5" table:formula="of:=SUM([.D2:.D5])" office:value-type="float" office:value="93" calcext:value-type="float">
            <text:p>93</text:p>
          </table:table-cell>
          <table:table-cell table:style-name="ce5" table:formula="of:=SUM([.E2:.E5])" office:value-type="float" office:value="93" calcext:value-type="float">
            <text:p>93</text:p>
          </table:table-cell>
          <table:table-cell table:style-name="ce5" table:formula="of:=SUM([.F2:.F5])" office:value-type="float" office:value="93" calcext:value-type="float">
            <text:p>93</text:p>
          </table:table-cell>
          <table:table-cell table:style-name="ce5" table:formula="of:=SUM([.G2:.G5])" office:value-type="float" office:value="93" calcext:value-type="float">
            <text:p>93</text:p>
          </table:table-cell>
          <table:table-cell table:style-name="ce5" table:formula="of:=SUM([.H2:.H5])" office:value-type="float" office:value="93" calcext:value-type="float">
            <text:p>93</text:p>
          </table:table-cell>
          <table:table-cell table:style-name="ce5" table:formula="of:=SUM([.I2:.I5])" office:value-type="float" office:value="93" calcext:value-type="float">
            <text:p>93</text:p>
          </table:table-cell>
          <table:table-cell table:style-name="ce5" table:formula="of:=SUM([.J2:.J5])" office:value-type="float" office:value="93" calcext:value-type="float">
            <text:p>93</text:p>
          </table:table-cell>
          <table:table-cell table:style-name="ce5" table:formula="of:=SUM([.K2:.K5])" office:value-type="float" office:value="93" calcext:value-type="float">
            <text:p>93</text:p>
          </table:table-cell>
          <table:table-cell table:style-name="ce5" table:formula="of:=SUM([.L2:.L5])" office:value-type="float" office:value="93" calcext:value-type="float">
            <text:p>93</text:p>
          </table:table-cell>
          <table:table-cell table:style-name="ce5" table:formula="of:=SUM([.M2:.M5])" office:value-type="float" office:value="93" calcext:value-type="float">
            <text:p>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]+[.B4])/([.B2]+[.B3]+[.B4]+[.B5])" office:value-type="float" office:value="0.772727272727273" calcext:value-type="float">
            <text:p>0.772727272727273</text:p>
          </table:table-cell>
          <table:table-cell table:formula="of:=([.C2]+[.C4])/([.C2]+[.C3]+[.C4]+[.C5])" office:value-type="float" office:value="0.720430107526882" calcext:value-type="float">
            <text:p>0.720430107526882</text:p>
          </table:table-cell>
          <table:table-cell table:formula="of:=([.D2]+[.D4])/([.D2]+[.D3]+[.D4]+[.D5])" office:value-type="float" office:value="0.602150537634409" calcext:value-type="float">
            <text:p>0.602150537634409</text:p>
          </table:table-cell>
          <table:table-cell table:formula="of:=([.E2]+[.E4])/([.E2]+[.E3]+[.E4]+[.E5])" office:value-type="float" office:value="0.752688172043011" calcext:value-type="float">
            <text:p>0.752688172043011</text:p>
          </table:table-cell>
          <table:table-cell table:formula="of:=([.F2]+[.F4])/([.F2]+[.F3]+[.F4]+[.F5])" office:value-type="float" office:value="0.655913978494624" calcext:value-type="float">
            <text:p>0.655913978494624</text:p>
          </table:table-cell>
          <table:table-cell table:formula="of:=([.G2]+[.G4])/([.G2]+[.G3]+[.G4]+[.G5])" office:value-type="float" office:value="0.731182795698925" calcext:value-type="float">
            <text:p>0.731182795698925</text:p>
          </table:table-cell>
          <table:table-cell table:formula="of:=([.H2]+[.H4])/([.H2]+[.H3]+[.H4]+[.H5])" office:value-type="float" office:value="0.709677419354839" calcext:value-type="float">
            <text:p>0.709677419354839</text:p>
          </table:table-cell>
          <table:table-cell table:formula="of:=([.I2]+[.I4])/([.I2]+[.I3]+[.I4]+[.I5])" office:value-type="float" office:value="0.731182795698925" calcext:value-type="float">
            <text:p>0.731182795698925</text:p>
          </table:table-cell>
          <table:table-cell table:formula="of:=([.J2]+[.J4])/([.J2]+[.J3]+[.J4]+[.J5])" office:value-type="float" office:value="0.612903225806452" calcext:value-type="float">
            <text:p>0.612903225806452</text:p>
          </table:table-cell>
          <table:table-cell table:formula="of:=([.K2]+[.K4])/([.K2]+[.K3]+[.K4]+[.K5])" office:value-type="float" office:value="0.78494623655914" calcext:value-type="float">
            <text:p>0.78494623655914</text:p>
          </table:table-cell>
          <table:table-cell table:formula="of:=([.L2]+[.L4])/([.L2]+[.L3]+[.L4]+[.L5])" office:value-type="float" office:value="0.731182795698925" calcext:value-type="float">
            <text:p>0.731182795698925</text:p>
          </table:table-cell>
          <table:table-cell table:formula="of:=([.M2]+[.M4])/([.M2]+[.M3]+[.M4]+[.M5])" office:value-type="float" office:value="0.612903225806452" calcext:value-type="float">
            <text:p>0.612903225806452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2]/([.B2]+[.B3])" office:value-type="float" office:value="0.642857142857143" calcext:value-type="float">
            <text:p>0.642857142857143</text:p>
          </table:table-cell>
          <table:table-cell table:formula="of:=[.C2]/([.C2]+[.C3])" office:value-type="float" office:value="0.557692307692308" calcext:value-type="float">
            <text:p>0.557692307692308</text:p>
          </table:table-cell>
          <table:table-cell table:formula="of:=[.D2]/([.D2]+[.D3])" office:value-type="float" office:value="0.463768115942029" calcext:value-type="float">
            <text:p>0.463768115942029</text:p>
          </table:table-cell>
          <table:table-cell table:formula="of:=[.E2]/([.E2]+[.E3])" office:value-type="float" office:value="0.584905660377358" calcext:value-type="float">
            <text:p>0.584905660377358</text:p>
          </table:table-cell>
          <table:table-cell table:formula="of:=[.F2]/([.F2]+[.F3])" office:value-type="string" office:string-value="" calcext:value-type="error">
            <text:p>#DIV/0!</text:p>
          </table:table-cell>
          <table:table-cell table:formula="of:=[.G2]/([.G2]+[.G3])" office:value-type="float" office:value="0.705882352941176" calcext:value-type="float">
            <text:p>0.705882352941176</text:p>
          </table:table-cell>
          <table:table-cell table:formula="of:=[.H2]/([.H2]+[.H3])" office:value-type="float" office:value="0.567567567567568" calcext:value-type="float">
            <text:p>0.567567567567568</text:p>
          </table:table-cell>
          <table:table-cell table:formula="of:=[.I2]/([.I2]+[.I3])" office:value-type="float" office:value="0.62962962962963" calcext:value-type="float">
            <text:p>0.62962962962963</text:p>
          </table:table-cell>
          <table:table-cell table:formula="of:=[.J2]/([.J2]+[.J3])" office:value-type="float" office:value="0.46969696969697" calcext:value-type="float">
            <text:p>0.46969696969697</text:p>
          </table:table-cell>
          <table:table-cell table:formula="of:=[.K2]/([.K2]+[.K3])" office:value-type="float" office:value="0.8" calcext:value-type="float">
            <text:p>0.8</text:p>
          </table:table-cell>
          <table:table-cell table:formula="of:=[.L2]/([.L2]+[.L3])" office:value-type="float" office:value="0.6" calcext:value-type="float">
            <text:p>0.6</text:p>
          </table:table-cell>
          <table:table-cell table:formula="of:=[.M2]/([.M2]+[.M3])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2]/([.B2]+[.B5])" office:value-type="float" office:value="0.84375" calcext:value-type="float">
            <text:p>0.84375</text:p>
          </table:table-cell>
          <table:table-cell table:formula="of:=[.C2]/([.C2]+[.C5])" office:value-type="float" office:value="0.90625" calcext:value-type="float">
            <text:p>0.90625</text:p>
          </table:table-cell>
          <table:table-cell table:formula="of:=[.D2]/([.D2]+[.D5])" office:value-type="float" office:value="1" calcext:value-type="float">
            <text:p>1</text:p>
          </table:table-cell>
          <table:table-cell table:formula="of:=[.E2]/([.E2]+[.E5])" office:value-type="float" office:value="0.96875" calcext:value-type="float">
            <text:p>0.96875</text:p>
          </table:table-cell>
          <table:table-cell table:formula="of:=[.F2]/([.F2]+[.F5])" office:value-type="float" office:value="0" calcext:value-type="float">
            <text:p>0</text:p>
          </table:table-cell>
          <table:table-cell table:formula="of:=[.G2]/([.G2]+[.G5])" office:value-type="float" office:value="0.375" calcext:value-type="float">
            <text:p>0.375</text:p>
          </table:table-cell>
          <table:table-cell table:formula="of:=[.H2]/([.H2]+[.H5])" office:value-type="float" office:value="0.65625" calcext:value-type="float">
            <text:p>0.65625</text:p>
          </table:table-cell>
          <table:table-cell table:formula="of:=[.I2]/([.I2]+[.I5])" office:value-type="float" office:value="0.53125" calcext:value-type="float">
            <text:p>0.53125</text:p>
          </table:table-cell>
          <table:table-cell table:formula="of:=[.J2]/([.J2]+[.J5])" office:value-type="float" office:value="0.96875" calcext:value-type="float">
            <text:p>0.96875</text:p>
          </table:table-cell>
          <table:table-cell table:formula="of:=[.K2]/([.K2]+[.K5])" office:value-type="float" office:value="0.5" calcext:value-type="float">
            <text:p>0.5</text:p>
          </table:table-cell>
          <table:table-cell table:formula="of:=[.L2]/([.L2]+[.L5])" office:value-type="float" office:value="0.65625" calcext:value-type="float">
            <text:p>0.65625</text:p>
          </table:table-cell>
          <table:table-cell table:formula="of:=[.M2]/([.M2]+[.M5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4]/([.B3]+[.B4])" office:value-type="float" office:value="0.732142857142857" calcext:value-type="float">
            <text:p>0.732142857142857</text:p>
          </table:table-cell>
          <table:table-cell table:formula="of:=[.C4]/([.C3]+[.C4])" office:value-type="float" office:value="0.622950819672131" calcext:value-type="float">
            <text:p>0.622950819672131</text:p>
          </table:table-cell>
          <table:table-cell table:formula="of:=[.D4]/([.D3]+[.D4])" office:value-type="float" office:value="0.39344262295082" calcext:value-type="float">
            <text:p>0.39344262295082</text:p>
          </table:table-cell>
          <table:table-cell table:formula="of:=[.E4]/([.E3]+[.E4])" office:value-type="float" office:value="0.639344262295082" calcext:value-type="float">
            <text:p>0.639344262295082</text:p>
          </table:table-cell>
          <table:table-cell table:formula="of:=[.F4]/([.F3]+[.F4])" office:value-type="float" office:value="1" calcext:value-type="float">
            <text:p>1</text:p>
          </table:table-cell>
          <table:table-cell table:formula="of:=[.G4]/([.G3]+[.G4])" office:value-type="float" office:value="0.918032786885246" calcext:value-type="float">
            <text:p>0.918032786885246</text:p>
          </table:table-cell>
          <table:table-cell table:formula="of:=[.H4]/([.H3]+[.H4])" office:value-type="float" office:value="0.737704918032787" calcext:value-type="float">
            <text:p>0.737704918032787</text:p>
          </table:table-cell>
          <table:table-cell table:formula="of:=[.I4]/([.I3]+[.I4])" office:value-type="float" office:value="0.836065573770492" calcext:value-type="float">
            <text:p>0.836065573770492</text:p>
          </table:table-cell>
          <table:table-cell table:formula="of:=[.J4]/([.J3]+[.J4])" office:value-type="float" office:value="0.426229508196721" calcext:value-type="float">
            <text:p>0.426229508196721</text:p>
          </table:table-cell>
          <table:table-cell table:formula="of:=[.K4]/([.K3]+[.K4])" office:value-type="float" office:value="0.934426229508197" calcext:value-type="float">
            <text:p>0.934426229508197</text:p>
          </table:table-cell>
          <table:table-cell table:formula="of:=[.L4]/([.L3]+[.L4])" office:value-type="float" office:value="0.770491803278688" calcext:value-type="float">
            <text:p>0.770491803278688</text:p>
          </table:table-cell>
          <table:table-cell table:formula="of:=[.M4]/([.M3]+[.M4])" office:value-type="float" office:value="0.672131147540984" calcext:value-type="float">
            <text:p>0.672131147540984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10]*[.B11])/([.B10]+[.B11])" office:value-type="float" office:value="0.72972972972973" calcext:value-type="float">
            <text:p>0.72972972972973</text:p>
          </table:table-cell>
          <table:table-cell table:formula="of:=2*([.C10]*[.C11])/([.C10]+[.C11])" office:value-type="float" office:value="0.69047619047619" calcext:value-type="float">
            <text:p>0.69047619047619</text:p>
          </table:table-cell>
          <table:table-cell table:formula="of:=2*([.D10]*[.D11])/([.D10]+[.D11])" office:value-type="float" office:value="0.633663366336634" calcext:value-type="float">
            <text:p>0.633663366336634</text:p>
          </table:table-cell>
          <table:table-cell table:formula="of:=2*([.E10]*[.E11])/([.E10]+[.E11])" office:value-type="float" office:value="0.729411764705882" calcext:value-type="float">
            <text:p>0.729411764705882</text:p>
          </table:table-cell>
          <table:table-cell table:formula="of:=2*([.F10]*[.F11])/([.F10]+[.F11])" office:value-type="string" office:string-value="" calcext:value-type="error">
            <text:p>#DIV/0!</text:p>
          </table:table-cell>
          <table:table-cell table:formula="of:=2*([.G10]*[.G11])/([.G10]+[.G11])" office:value-type="float" office:value="0.489795918367347" calcext:value-type="float">
            <text:p>0.489795918367347</text:p>
          </table:table-cell>
          <table:table-cell table:formula="of:=2*([.H10]*[.H11])/([.H10]+[.H11])" office:value-type="float" office:value="0.608695652173913" calcext:value-type="float">
            <text:p>0.608695652173913</text:p>
          </table:table-cell>
          <table:table-cell table:formula="of:=2*([.I10]*[.I11])/([.I10]+[.I11])" office:value-type="float" office:value="0.576271186440678" calcext:value-type="float">
            <text:p>0.576271186440678</text:p>
          </table:table-cell>
          <table:table-cell table:formula="of:=2*([.J10]*[.J11])/([.J10]+[.J11])" office:value-type="float" office:value="0.63265306122449" calcext:value-type="float">
            <text:p>0.63265306122449</text:p>
          </table:table-cell>
          <table:table-cell table:formula="of:=2*([.K10]*[.K11])/([.K10]+[.K11])" office:value-type="float" office:value="0.615384615384615" calcext:value-type="float">
            <text:p>0.615384615384615</text:p>
          </table:table-cell>
          <table:table-cell table:formula="of:=2*([.L10]*[.L11])/([.L10]+[.L11])" office:value-type="float" office:value="0.626865671641791" calcext:value-type="float">
            <text:p>0.626865671641791</text:p>
          </table:table-cell>
          <table:table-cell table:formula="of:=2*([.M10]*[.M11])/([.M10]+[.M11])" office:value-type="float" office:value="0.470588235294118" calcext:value-type="float">
            <text:p>0.470588235294118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4]/([.B4]+[.B5])" office:value-type="float" office:value="0.891304347826087" calcext:value-type="float">
            <text:p>0.891304347826087</text:p>
          </table:table-cell>
          <table:table-cell table:formula="of:=[.C4]/([.C4]+[.C5])" office:value-type="float" office:value="0.926829268292683" calcext:value-type="float">
            <text:p>0.926829268292683</text:p>
          </table:table-cell>
          <table:table-cell table:formula="of:=[.D4]/([.D4]+[.D5])" office:value-type="float" office:value="1" calcext:value-type="float">
            <text:p>1</text:p>
          </table:table-cell>
          <table:table-cell table:formula="of:=[.E4]/([.E4]+[.E5])" office:value-type="float" office:value="0.975" calcext:value-type="float">
            <text:p>0.975</text:p>
          </table:table-cell>
          <table:table-cell table:formula="of:=[.F4]/([.F4]+[.F5])" office:value-type="float" office:value="0.655913978494624" calcext:value-type="float">
            <text:p>0.655913978494624</text:p>
          </table:table-cell>
          <table:table-cell table:formula="of:=[.G4]/([.G4]+[.G5])" office:value-type="float" office:value="0.736842105263158" calcext:value-type="float">
            <text:p>0.736842105263158</text:p>
          </table:table-cell>
          <table:table-cell table:formula="of:=[.H4]/([.H4]+[.H5])" office:value-type="float" office:value="0.803571428571429" calcext:value-type="float">
            <text:p>0.803571428571429</text:p>
          </table:table-cell>
          <table:table-cell table:formula="of:=[.I4]/([.I4]+[.I5])" office:value-type="float" office:value="0.772727272727273" calcext:value-type="float">
            <text:p>0.772727272727273</text:p>
          </table:table-cell>
          <table:table-cell table:formula="of:=[.J4]/([.J4]+[.J5])" office:value-type="float" office:value="0.962962962962963" calcext:value-type="float">
            <text:p>0.962962962962963</text:p>
          </table:table-cell>
          <table:table-cell table:formula="of:=[.K4]/([.K4]+[.K5])" office:value-type="float" office:value="0.780821917808219" calcext:value-type="float">
            <text:p>0.780821917808219</text:p>
          </table:table-cell>
          <table:table-cell table:formula="of:=[.L4]/([.L4]+[.L5])" office:value-type="float" office:value="0.810344827586207" calcext:value-type="float">
            <text:p>0.810344827586207</text:p>
          </table:table-cell>
          <table:table-cell table:formula="of:=[.M4]/([.M4]+[.M5])" office:value-type="float" office:value="0.719298245614035" calcext:value-type="float">
            <text:p>0.719298245614035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2]*[.B4])-([.B3]*[.B5]))/(SQRT(([.B2]+[.B3])*([.B2]+[.B5])*([.B4]+[.B3])*([.B4]+[.B5])))" office:value-type="float" office:value="0.554634823145151" calcext:value-type="float">
            <text:p>0.554634823145151</text:p>
          </table:table-cell>
          <table:table-cell table:formula="of:=(([.C2]*[.C4])-([.C3]*[.C5]))/(SQRT(([.C2]+[.C3])*([.C2]+[.C5])*([.C4]+[.C3])*([.C4]+[.C5])))" office:value-type="float" office:value="0.506368655388631" calcext:value-type="float">
            <text:p>0.506368655388631</text:p>
          </table:table-cell>
          <table:table-cell table:formula="of:=(([.D2]*[.D4])-([.D3]*[.D5]))/(SQRT(([.D2]+[.D3])*([.D2]+[.D5])*([.D4]+[.D3])*([.D4]+[.D5])))" office:value-type="float" office:value="0.427160559950461" calcext:value-type="float">
            <text:p>0.427160559950461</text:p>
          </table:table-cell>
          <table:table-cell table:formula="of:=(([.E2]*[.E4])-([.E3]*[.E5]))/(SQRT(([.E2]+[.E3])*([.E2]+[.E5])*([.E4]+[.E3])*([.E4]+[.E5])))" office:value-type="float" office:value="0.583502715933705" calcext:value-type="float">
            <text:p>0.583502715933705</text:p>
          </table:table-cell>
          <table:table-cell table:formula="of:=(([.F2]*[.F4])-([.F3]*[.F5]))/(SQRT(([.F2]+[.F3])*([.F2]+[.F5])*([.F4]+[.F3])*([.F4]+[.F5])))" office:value-type="string" office:string-value="" calcext:value-type="error">
            <text:p>#DIV/0!</text:p>
          </table:table-cell>
          <table:table-cell table:formula="of:=(([.G2]*[.G4])-([.G3]*[.G5]))/(SQRT(([.G2]+[.G3])*([.G2]+[.G5])*([.G4]+[.G3])*([.G4]+[.G5])))" office:value-type="float" office:value="0.360184371967853" calcext:value-type="float">
            <text:p>0.360184371967853</text:p>
          </table:table-cell>
          <table:table-cell table:formula="of:=(([.H2]*[.H4])-([.H3]*[.H5]))/(SQRT(([.H2]+[.H3])*([.H2]+[.H5])*([.H4]+[.H3])*([.H4]+[.H5])))" office:value-type="float" office:value="0.382376820430723" calcext:value-type="float">
            <text:p>0.382376820430723</text:p>
          </table:table-cell>
          <table:table-cell table:formula="of:=(([.I2]*[.I4])-([.I3]*[.I5]))/(SQRT(([.I2]+[.I3])*([.I2]+[.I5])*([.I4]+[.I3])*([.I4]+[.I5])))" office:value-type="float" office:value="0.384437194415087" calcext:value-type="float">
            <text:p>0.384437194415087</text:p>
          </table:table-cell>
          <table:table-cell table:formula="of:=(([.J2]*[.J4])-([.J3]*[.J5]))/(SQRT(([.J2]+[.J3])*([.J2]+[.J5])*([.J4]+[.J3])*([.J4]+[.J5])))" office:value-type="float" office:value="0.413390623283169" calcext:value-type="float">
            <text:p>0.413390623283169</text:p>
          </table:table-cell>
          <table:table-cell table:formula="of:=(([.K2]*[.K4])-([.K3]*[.K5]))/(SQRT(([.K2]+[.K3])*([.K2]+[.K5])*([.K4]+[.K3])*([.K4]+[.K5])))" office:value-type="float" office:value="0.502318898478989" calcext:value-type="float">
            <text:p>0.502318898478989</text:p>
          </table:table-cell>
          <table:table-cell table:formula="of:=(([.L2]*[.L4])-([.L3]*[.L5]))/(SQRT(([.L2]+[.L3])*([.L2]+[.L5])*([.L4]+[.L3])*([.L4]+[.L5])))" office:value-type="float" office:value="0.418463011137449" calcext:value-type="float">
            <text:p>0.418463011137449</text:p>
          </table:table-cell>
          <table:table-cell table:formula="of:=(([.M2]*[.M4])-([.M3]*[.M5]))/(SQRT(([.M2]+[.M3])*([.M2]+[.M5])*([.M4]+[.M3])*([.M4]+[.M5])))" office:value-type="float" office:value="0.167884535146075" calcext:value-type="float">
            <text:p>0.1678845351460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st method for:</text:p>
          </table:table-cell>
          <table:table-cell table:number-columns-repeated="3"/>
          <table:table-cell office:value-type="string" calcext:value-type="string">
            <text:p>raw</text:p>
          </table:table-cell>
          <table:table-cell office:value-type="string" calcext:value-type="string">
            <text:p>weighted clf (rbf)</text:p>
          </table:table-cell>
          <table:table-cell office:value-type="string" calcext:value-type="string">
            <text:p>unweighted clf (rbf)</text:p>
          </table:table-cell>
          <table:table-cell office:value-type="string" calcext:value-type="string">
            <text:p>weighted clf (linear)</text:p>
          </table:table-cell>
          <table:table-cell office:value-type="string" calcext:value-type="string">
            <text:p>unweighted clf (linear)</text:p>
          </table:table-cell>
          <table:table-cell office:value-type="string" calcext:value-type="string">
            <text:p>weighted clf (poly)</text:p>
          </table:table-cell>
          <table:table-cell office:value-type="string" calcext:value-type="string">
            <text:p>unweighted clf (poly)</text:p>
          </table:table-cell>
          <table:table-cell office:value-type="string" calcext:value-type="string">
            <text:p>weighted clf (sigmoid)</text:p>
          </table:table-cell>
          <table:table-cell office:value-type="string" calcext:value-type="string">
            <text:p>unweighted clf (sigmoid)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True positiv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3"/>
          <table:table-cell office:value-type="string" calcext:value-type="string">
            <text:p>False positiv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number-columns-repeated="3"/>
          <table:table-cell office:value-type="string" calcext:value-type="string">
            <text:p>True negatives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number-columns-repeated="3"/>
          <table:table-cell office:value-type="string" calcext:value-type="string">
            <text:p>False negative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number-columns-repeated="3"/>
          <table:table-cell office:value-type="string" calcext:value-type="string">
            <text:p>unsur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number-columns-repeated="3"/>
          <table:table-cell table:style-name="ce5" office:value-type="string" calcext:value-type="string">
            <text:p>totals</text:p>
          </table:table-cell>
          <table:table-cell table:style-name="ce5" table:formula="of:=SUM([.F18:.F21])" office:value-type="float" office:value="93" calcext:value-type="float">
            <text:p>93</text:p>
          </table:table-cell>
          <table:table-cell table:style-name="ce5" table:formula="of:=SUM([.G18:.G21])" office:value-type="float" office:value="93" calcext:value-type="float">
            <text:p>93</text:p>
          </table:table-cell>
          <table:table-cell table:style-name="ce5" table:formula="of:=SUM([.H18:.H21])" office:value-type="float" office:value="93" calcext:value-type="float">
            <text:p>93</text:p>
          </table:table-cell>
          <table:table-cell table:style-name="ce5" table:formula="of:=SUM([.I18:.I21])" office:value-type="float" office:value="93" calcext:value-type="float">
            <text:p>93</text:p>
          </table:table-cell>
          <table:table-cell table:style-name="ce5" table:formula="of:=SUM([.J18:.J21])" office:value-type="float" office:value="0" calcext:value-type="float">
            <text:p>0</text:p>
          </table:table-cell>
          <table:table-cell table:style-name="ce5" table:formula="of:=SUM([.K18:.K21])" office:value-type="float" office:value="0" calcext:value-type="float">
            <text:p>0</text:p>
          </table:table-cell>
          <table:table-cell table:style-name="ce5" table:formula="of:=SUM([.L18:.L21])" office:value-type="float" office:value="93" calcext:value-type="float">
            <text:p>93</text:p>
          </table:table-cell>
          <table:table-cell table:style-name="ce5" table:formula="of:=SUM([.M18:.M2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ccuracy</text:p>
          </table:table-cell>
          <table:table-cell table:formula="of:=([.F18]+[.F20])/([.F18]+[.F19]+[.F20]+[.F21])" office:value-type="float" office:value="0.655913978494624" calcext:value-type="float">
            <text:p>0.655913978494624</text:p>
          </table:table-cell>
          <table:table-cell table:formula="of:=([.G18]+[.G20])/([.G18]+[.G19]+[.G20]+[.G21])" office:value-type="float" office:value="0.655913978494624" calcext:value-type="float">
            <text:p>0.655913978494624</text:p>
          </table:table-cell>
          <table:table-cell table:formula="of:=([.H18]+[.H20])/([.H18]+[.H19]+[.H20]+[.H21])" office:value-type="float" office:value="0.688172043010753" calcext:value-type="float">
            <text:p>0.688172043010753</text:p>
          </table:table-cell>
          <table:table-cell table:formula="of:=([.I18]+[.I20])/([.I18]+[.I19]+[.I20]+[.I21])" office:value-type="float" office:value="0.688172043010753" calcext:value-type="float">
            <text:p>0.688172043010753</text:p>
          </table:table-cell>
          <table:table-cell table:formula="of:=([.J18]+[.J20])/([.J18]+[.J19]+[.J20]+[.J21])" office:value-type="string" office:string-value="" calcext:value-type="error">
            <text:p>#DIV/0!</text:p>
          </table:table-cell>
          <table:table-cell table:formula="of:=([.K18]+[.K20])/([.K18]+[.K19]+[.K20]+[.K21])" office:value-type="string" office:string-value="" calcext:value-type="error">
            <text:p>#DIV/0!</text:p>
          </table:table-cell>
          <table:table-cell table:formula="of:=([.L18]+[.L20])/([.L18]+[.L19]+[.L20]+[.L21])" office:value-type="float" office:value="0.591397849462366" calcext:value-type="float">
            <text:p>0.591397849462366</text:p>
          </table:table-cell>
          <table:table-cell table:formula="of:=([.M18]+[.M20])/([.M18]+[.M19]+[.M20]+[.M21])" office:value-type="float" office:value="0.67741935483871" calcext:value-type="float">
            <text:p>0.67741935483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formula="of:=[.F18]/([.F18]+[.F19])" office:value-type="string" office:string-value="" calcext:value-type="error">
            <text:p>#DIV/0!</text:p>
          </table:table-cell>
          <table:table-cell table:formula="of:=[.G18]/([.G18]+[.G19])" office:value-type="string" office:string-value="" calcext:value-type="error">
            <text:p>#DIV/0!</text:p>
          </table:table-cell>
          <table:table-cell table:formula="of:=[.H18]/([.H18]+[.H19])" office:value-type="float" office:value="0.555555555555556" calcext:value-type="float">
            <text:p>0.555555555555556</text:p>
          </table:table-cell>
          <table:table-cell table:formula="of:=[.I18]/([.I18]+[.I19])" office:value-type="float" office:value="0.56" calcext:value-type="float">
            <text:p>0.56</text:p>
          </table:table-cell>
          <table:table-cell table:formula="of:=[.J18]/([.J18]+[.J19])" office:value-type="string" office:string-value="" calcext:value-type="error">
            <text:p>#DIV/0!</text:p>
          </table:table-cell>
          <table:table-cell table:formula="of:=[.K18]/([.K18]+[.K19])" office:value-type="string" office:string-value="" calcext:value-type="error">
            <text:p>#DIV/0!</text:p>
          </table:table-cell>
          <table:table-cell table:formula="of:=[.L18]/([.L18]+[.L19])" office:value-type="float" office:value="0.431818181818182" calcext:value-type="float">
            <text:p>0.431818181818182</text:p>
          </table:table-cell>
          <table:table-cell table:formula="of:=[.M18]/([.M18]+[.M19])" office:value-type="float" office:value="0.529411764705882" calcext:value-type="float">
            <text:p>0.5294117647058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all/sensitivity</text:p>
          </table:table-cell>
          <table:table-cell table:formula="of:=[.F18]/([.F18]+[.F21])" office:value-type="float" office:value="0" calcext:value-type="float">
            <text:p>0</text:p>
          </table:table-cell>
          <table:table-cell table:formula="of:=[.G18]/([.G18]+[.G21])" office:value-type="float" office:value="0" calcext:value-type="float">
            <text:p>0</text:p>
          </table:table-cell>
          <table:table-cell table:formula="of:=[.H18]/([.H18]+[.H21])" office:value-type="float" office:value="0.46875" calcext:value-type="float">
            <text:p>0.46875</text:p>
          </table:table-cell>
          <table:table-cell table:formula="of:=[.I18]/([.I18]+[.I21])" office:value-type="float" office:value="0.4375" calcext:value-type="float">
            <text:p>0.4375</text:p>
          </table:table-cell>
          <table:table-cell table:formula="of:=[.J18]/([.J18]+[.J21])" office:value-type="string" office:string-value="" calcext:value-type="error">
            <text:p>#DIV/0!</text:p>
          </table:table-cell>
          <table:table-cell table:formula="of:=[.K18]/([.K18]+[.K21])" office:value-type="string" office:string-value="" calcext:value-type="error">
            <text:p>#DIV/0!</text:p>
          </table:table-cell>
          <table:table-cell table:formula="of:=[.L18]/([.L18]+[.L21])" office:value-type="float" office:value="0.59375" calcext:value-type="float">
            <text:p>0.59375</text:p>
          </table:table-cell>
          <table:table-cell table:formula="of:=[.M18]/([.M18]+[.M21])" office:value-type="float" office:value="0.5625" calcext:value-type="float">
            <text:p>0.5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cificity</text:p>
          </table:table-cell>
          <table:table-cell table:formula="of:=[.F20]/([.F19]+[.F20])" office:value-type="float" office:value="1" calcext:value-type="float">
            <text:p>1</text:p>
          </table:table-cell>
          <table:table-cell table:formula="of:=[.G20]/([.G19]+[.G20])" office:value-type="float" office:value="1" calcext:value-type="float">
            <text:p>1</text:p>
          </table:table-cell>
          <table:table-cell table:formula="of:=[.H20]/([.H19]+[.H20])" office:value-type="float" office:value="0.80327868852459" calcext:value-type="float">
            <text:p>0.80327868852459</text:p>
          </table:table-cell>
          <table:table-cell table:formula="of:=[.I20]/([.I19]+[.I20])" office:value-type="float" office:value="0.819672131147541" calcext:value-type="float">
            <text:p>0.819672131147541</text:p>
          </table:table-cell>
          <table:table-cell table:formula="of:=[.J20]/([.J19]+[.J20])" office:value-type="string" office:string-value="" calcext:value-type="error">
            <text:p>#DIV/0!</text:p>
          </table:table-cell>
          <table:table-cell table:formula="of:=[.K20]/([.K19]+[.K20])" office:value-type="string" office:string-value="" calcext:value-type="error">
            <text:p>#DIV/0!</text:p>
          </table:table-cell>
          <table:table-cell table:formula="of:=[.L20]/([.L19]+[.L20])" office:value-type="float" office:value="0.590163934426229" calcext:value-type="float">
            <text:p>0.590163934426229</text:p>
          </table:table-cell>
          <table:table-cell table:formula="of:=[.M20]/([.M19]+[.M20])" office:value-type="float" office:value="0.737704918032787" calcext:value-type="float">
            <text:p>0.737704918032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-score</text:p>
          </table:table-cell>
          <table:table-cell table:formula="of:=2*([.F26]*[.F27])/([.F26]+[.F27])" office:value-type="string" office:string-value="" calcext:value-type="error">
            <text:p>#DIV/0!</text:p>
          </table:table-cell>
          <table:table-cell table:formula="of:=2*([.G26]*[.G27])/([.G26]+[.G27])" office:value-type="string" office:string-value="" calcext:value-type="error">
            <text:p>#DIV/0!</text:p>
          </table:table-cell>
          <table:table-cell table:formula="of:=2*([.H26]*[.H27])/([.H26]+[.H27])" office:value-type="float" office:value="0.508474576271186" calcext:value-type="float">
            <text:p>0.508474576271186</text:p>
          </table:table-cell>
          <table:table-cell table:formula="of:=2*([.I26]*[.I27])/([.I26]+[.I27])" office:value-type="float" office:value="0.491228070175439" calcext:value-type="float">
            <text:p>0.491228070175439</text:p>
          </table:table-cell>
          <table:table-cell table:formula="of:=2*([.J26]*[.J27])/([.J26]+[.J27])" office:value-type="string" office:string-value="" calcext:value-type="error">
            <text:p>#DIV/0!</text:p>
          </table:table-cell>
          <table:table-cell table:formula="of:=2*([.K26]*[.K27])/([.K26]+[.K27])" office:value-type="string" office:string-value="" calcext:value-type="error">
            <text:p>#DIV/0!</text:p>
          </table:table-cell>
          <table:table-cell table:formula="of:=2*([.L26]*[.L27])/([.L26]+[.L27])" office:value-type="float" office:value="0.5" calcext:value-type="float">
            <text:p>0.5</text:p>
          </table:table-cell>
          <table:table-cell table:formula="of:=2*([.M26]*[.M27])/([.M26]+[.M27])" office:value-type="float" office:value="0.545454545454546" calcext:value-type="float">
            <text:p>0.5454545454545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gative predictive value</text:p>
          </table:table-cell>
          <table:table-cell table:formula="of:=[.F20]/([.F20]+[.F21])" office:value-type="float" office:value="0.655913978494624" calcext:value-type="float">
            <text:p>0.655913978494624</text:p>
          </table:table-cell>
          <table:table-cell table:formula="of:=[.G20]/([.G20]+[.G21])" office:value-type="float" office:value="0.655913978494624" calcext:value-type="float">
            <text:p>0.655913978494624</text:p>
          </table:table-cell>
          <table:table-cell table:formula="of:=[.H20]/([.H20]+[.H21])" office:value-type="float" office:value="0.742424242424242" calcext:value-type="float">
            <text:p>0.742424242424242</text:p>
          </table:table-cell>
          <table:table-cell table:formula="of:=[.I20]/([.I20]+[.I21])" office:value-type="float" office:value="0.735294117647059" calcext:value-type="float">
            <text:p>0.735294117647059</text:p>
          </table:table-cell>
          <table:table-cell table:formula="of:=[.J20]/([.J20]+[.J21])" office:value-type="string" office:string-value="" calcext:value-type="error">
            <text:p>#DIV/0!</text:p>
          </table:table-cell>
          <table:table-cell table:formula="of:=[.K20]/([.K20]+[.K21])" office:value-type="string" office:string-value="" calcext:value-type="error">
            <text:p>#DIV/0!</text:p>
          </table:table-cell>
          <table:table-cell table:formula="of:=[.L20]/([.L20]+[.L21])" office:value-type="float" office:value="0.73469387755102" calcext:value-type="float">
            <text:p>0.73469387755102</text:p>
          </table:table-cell>
          <table:table-cell table:formula="of:=[.M20]/([.M20]+[.M21])" office:value-type="float" office:value="0.76271186440678" calcext:value-type="float">
            <text:p>0.762711864406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ws correlation coef</text:p>
          </table:table-cell>
          <table:table-cell table:formula="of:=(([.F18]*[.F20])-([.F19]*[.F21]))/(SQRT(([.F18]+[.F19])*([.F18]+[.F21])*([.F20]+[.F19])*([.F20]+[.F21])))" office:value-type="string" office:string-value="" calcext:value-type="error">
            <text:p>#DIV/0!</text:p>
          </table:table-cell>
          <table:table-cell table:formula="of:=(([.G18]*[.G20])-([.G19]*[.G21]))/(SQRT(([.G18]+[.G19])*([.G18]+[.G21])*([.G20]+[.G19])*([.G20]+[.G21])))" office:value-type="string" office:string-value="" calcext:value-type="error">
            <text:p>#DIV/0!</text:p>
          </table:table-cell>
          <table:table-cell table:formula="of:=(([.H18]*[.H20])-([.H19]*[.H21]))/(SQRT(([.H18]+[.H19])*([.H18]+[.H21])*([.H20]+[.H19])*([.H20]+[.H21])))" office:value-type="float" office:value="0.284708717202805" calcext:value-type="float">
            <text:p>0.284708717202805</text:p>
          </table:table-cell>
          <table:table-cell table:formula="of:=(([.I18]*[.I20])-([.I19]*[.I21]))/(SQRT(([.I18]+[.I19])*([.I18]+[.I21])*([.I20]+[.I19])*([.I20]+[.I21])))" office:value-type="float" office:value="0.275574704119639" calcext:value-type="float">
            <text:p>0.275574704119639</text:p>
          </table:table-cell>
          <table:table-cell table:formula="of:=(([.J18]*[.J20])-([.J19]*[.J21]))/(SQRT(([.J18]+[.J19])*([.J18]+[.J21])*([.J20]+[.J19])*([.J20]+[.J21])))" office:value-type="string" office:string-value="" calcext:value-type="error">
            <text:p>#DIV/0!</text:p>
          </table:table-cell>
          <table:table-cell table:formula="of:=(([.K18]*[.K20])-([.K19]*[.K21]))/(SQRT(([.K18]+[.K19])*([.K18]+[.K21])*([.K20]+[.K19])*([.K20]+[.K21])))" office:value-type="string" office:string-value="" calcext:value-type="error">
            <text:p>#DIV/0!</text:p>
          </table:table-cell>
          <table:table-cell table:formula="of:=(([.L18]*[.L20])-([.L19]*[.L21]))/(SQRT(([.L18]+[.L19])*([.L18]+[.L21])*([.L20]+[.L19])*([.L20]+[.L21])))" office:value-type="float" office:value="0.174996822736883" calcext:value-type="float">
            <text:p>0.174996822736883</text:p>
          </table:table-cell>
          <table:table-cell table:formula="of:=(([.M18]*[.M20])-([.M19]*[.M21]))/(SQRT(([.M18]+[.M19])*([.M18]+[.M21])*([.M20]+[.M19])*([.M20]+[.M21])))" office:value-type="float" office:value="0.296136708520249" calcext:value-type="float">
            <text:p>0.29613670852024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2-factor clf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eighted clf (rbf)</text:p>
          </table:table-cell>
          <table:table-cell office:value-type="string" calcext:value-type="string">
            <text:p>unweighted clf (rbf)</text:p>
          </table:table-cell>
          <table:table-cell office:value-type="string" calcext:value-type="string">
            <text:p>weighted clf (linear)</text:p>
          </table:table-cell>
          <table:table-cell office:value-type="string" calcext:value-type="string">
            <text:p>unweighted clf (linear)</text:p>
          </table:table-cell>
          <table:table-cell office:value-type="string" calcext:value-type="string">
            <text:p>weighted clf (poly)</text:p>
          </table:table-cell>
          <table:table-cell office:value-type="string" calcext:value-type="string">
            <text:p>unweighted clf (poly)</text:p>
          </table:table-cell>
          <table:table-cell office:value-type="string" calcext:value-type="string">
            <text:p>weighted clf (sigmoid)</text:p>
          </table:table-cell>
          <table:table-cell office:value-type="string" calcext:value-type="string">
            <text:p>unweighted clf (sigmoi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 positive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lse positiv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 negatives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lse negatives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sur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totals</text:p>
          </table:table-cell>
          <table:table-cell table:style-name="ce5" table:formula="of:=SUM([.F35:.F38])" office:value-type="float" office:value="93" calcext:value-type="float">
            <text:p>93</text:p>
          </table:table-cell>
          <table:table-cell table:style-name="ce5" table:formula="of:=SUM([.G35:.G38])" office:value-type="float" office:value="93" calcext:value-type="float">
            <text:p>93</text:p>
          </table:table-cell>
          <table:table-cell table:style-name="ce5" table:formula="of:=SUM([.H35:.H38])" office:value-type="float" office:value="93" calcext:value-type="float">
            <text:p>93</text:p>
          </table:table-cell>
          <table:table-cell table:style-name="ce5" table:formula="of:=SUM([.I35:.I38])" office:value-type="float" office:value="93" calcext:value-type="float">
            <text:p>93</text:p>
          </table:table-cell>
          <table:table-cell table:style-name="ce5" table:formula="of:=SUM([.J35:.J38])" office:value-type="float" office:value="93" calcext:value-type="float">
            <text:p>93</text:p>
          </table:table-cell>
          <table:table-cell table:style-name="ce5" table:formula="of:=SUM([.K35:.K38])" office:value-type="float" office:value="93" calcext:value-type="float">
            <text:p>93</text:p>
          </table:table-cell>
          <table:table-cell table:style-name="ce5" table:formula="of:=SUM([.L35:.L38])" office:value-type="float" office:value="93" calcext:value-type="float">
            <text:p>93</text:p>
          </table:table-cell>
          <table:table-cell table:style-name="ce5" table:formula="of:=SUM([.M35:.M38])" office:value-type="float" office:value="93" calcext:value-type="float">
            <text:p>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ccuracy</text:p>
          </table:table-cell>
          <table:table-cell table:formula="of:=([.F35]+[.F37])/([.F35]+[.F36]+[.F37]+[.F38])" office:value-type="float" office:value="0.655913978494624" calcext:value-type="float">
            <text:p>0.655913978494624</text:p>
          </table:table-cell>
          <table:table-cell table:formula="of:=([.G35]+[.G37])/([.G35]+[.G36]+[.G37]+[.G38])" office:value-type="float" office:value="0.763440860215054" calcext:value-type="float">
            <text:p>0.763440860215054</text:p>
          </table:table-cell>
          <table:table-cell table:formula="of:=([.H35]+[.H37])/([.H35]+[.H36]+[.H37]+[.H38])" office:value-type="float" office:value="0.623655913978495" calcext:value-type="float">
            <text:p>0.623655913978495</text:p>
          </table:table-cell>
          <table:table-cell table:formula="of:=([.I35]+[.I37])/([.I35]+[.I36]+[.I37]+[.I38])" office:value-type="float" office:value="0.795698924731183" calcext:value-type="float">
            <text:p>0.795698924731183</text:p>
          </table:table-cell>
          <table:table-cell table:formula="of:=([.J35]+[.J37])/([.J35]+[.J36]+[.J37]+[.J38])" office:value-type="float" office:value="0.43010752688172" calcext:value-type="float">
            <text:p>0.43010752688172</text:p>
          </table:table-cell>
          <table:table-cell table:formula="of:=([.K35]+[.K37])/([.K35]+[.K36]+[.K37]+[.K38])" office:value-type="float" office:value="0.720430107526882" calcext:value-type="float">
            <text:p>0.720430107526882</text:p>
          </table:table-cell>
          <table:table-cell table:formula="of:=([.L35]+[.L37])/([.L35]+[.L36]+[.L37]+[.L38])" office:value-type="float" office:value="0.752688172043011" calcext:value-type="float">
            <text:p>0.752688172043011</text:p>
          </table:table-cell>
          <table:table-cell table:formula="of:=([.M35]+[.M37])/([.M35]+[.M36]+[.M37]+[.M38])" office:value-type="float" office:value="0.774193548387097" calcext:value-type="float">
            <text:p>0.7741935483870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formula="of:=[.F35]/([.F35]+[.F36])" office:value-type="string" office:string-value="" calcext:value-type="error">
            <text:p>#DIV/0!</text:p>
          </table:table-cell>
          <table:table-cell table:formula="of:=[.G35]/([.G35]+[.G36])" office:value-type="float" office:value="0.678571428571429" calcext:value-type="float">
            <text:p>0.678571428571429</text:p>
          </table:table-cell>
          <table:table-cell table:formula="of:=[.H35]/([.H35]+[.H36])" office:value-type="float" office:value="0.474576271186441" calcext:value-type="float">
            <text:p>0.474576271186441</text:p>
          </table:table-cell>
          <table:table-cell table:formula="of:=[.I35]/([.I35]+[.I36])" office:value-type="float" office:value="0.724137931034483" calcext:value-type="float">
            <text:p>0.724137931034483</text:p>
          </table:table-cell>
          <table:table-cell table:formula="of:=[.J35]/([.J35]+[.J36])" office:value-type="float" office:value="0.376470588235294" calcext:value-type="float">
            <text:p>0.376470588235294</text:p>
          </table:table-cell>
          <table:table-cell table:formula="of:=[.K35]/([.K35]+[.K36])" office:value-type="float" office:value="0.8" calcext:value-type="float">
            <text:p>0.8</text:p>
          </table:table-cell>
          <table:table-cell table:formula="of:=[.L35]/([.L35]+[.L36])" office:value-type="float" office:value="0.636363636363636" calcext:value-type="float">
            <text:p>0.636363636363636</text:p>
          </table:table-cell>
          <table:table-cell table:formula="of:=[.M35]/([.M35]+[.M36])" office:value-type="float" office:value="0.67741935483871" calcext:value-type="float">
            <text:p>0.67741935483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all/sensitivity</text:p>
          </table:table-cell>
          <table:table-cell table:formula="of:=[.F35]/([.F35]+[.F38])" office:value-type="float" office:value="0" calcext:value-type="float">
            <text:p>0</text:p>
          </table:table-cell>
          <table:table-cell table:formula="of:=[.G35]/([.G35]+[.G38])" office:value-type="float" office:value="0.59375" calcext:value-type="float">
            <text:p>0.59375</text:p>
          </table:table-cell>
          <table:table-cell table:formula="of:=[.H35]/([.H35]+[.H38])" office:value-type="float" office:value="0.875" calcext:value-type="float">
            <text:p>0.875</text:p>
          </table:table-cell>
          <table:table-cell table:formula="of:=[.I35]/([.I35]+[.I38])" office:value-type="float" office:value="0.65625" calcext:value-type="float">
            <text:p>0.65625</text:p>
          </table:table-cell>
          <table:table-cell table:formula="of:=[.J35]/([.J35]+[.J38])" office:value-type="float" office:value="1" calcext:value-type="float">
            <text:p>1</text:p>
          </table:table-cell>
          <table:table-cell table:formula="of:=[.K35]/([.K35]+[.K38])" office:value-type="float" office:value="0.25" calcext:value-type="float">
            <text:p>0.25</text:p>
          </table:table-cell>
          <table:table-cell table:formula="of:=[.L35]/([.L35]+[.L38])" office:value-type="float" office:value="0.65625" calcext:value-type="float">
            <text:p>0.65625</text:p>
          </table:table-cell>
          <table:table-cell table:formula="of:=[.M35]/([.M35]+[.M38])" office:value-type="float" office:value="0.65625" calcext:value-type="float">
            <text:p>0.65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cificity</text:p>
          </table:table-cell>
          <table:table-cell table:formula="of:=[.F37]/([.F36]+[.F37])" office:value-type="float" office:value="1" calcext:value-type="float">
            <text:p>1</text:p>
          </table:table-cell>
          <table:table-cell table:formula="of:=[.G37]/([.G36]+[.G37])" office:value-type="float" office:value="0.852459016393443" calcext:value-type="float">
            <text:p>0.852459016393443</text:p>
          </table:table-cell>
          <table:table-cell table:formula="of:=[.H37]/([.H36]+[.H37])" office:value-type="float" office:value="0.491803278688525" calcext:value-type="float">
            <text:p>0.491803278688525</text:p>
          </table:table-cell>
          <table:table-cell table:formula="of:=[.I37]/([.I36]+[.I37])" office:value-type="float" office:value="0.868852459016393" calcext:value-type="float">
            <text:p>0.868852459016393</text:p>
          </table:table-cell>
          <table:table-cell table:formula="of:=[.J37]/([.J36]+[.J37])" office:value-type="float" office:value="0.131147540983607" calcext:value-type="float">
            <text:p>0.131147540983607</text:p>
          </table:table-cell>
          <table:table-cell table:formula="of:=[.K37]/([.K36]+[.K37])" office:value-type="float" office:value="0.967213114754098" calcext:value-type="float">
            <text:p>0.967213114754098</text:p>
          </table:table-cell>
          <table:table-cell table:formula="of:=[.L37]/([.L36]+[.L37])" office:value-type="float" office:value="0.80327868852459" calcext:value-type="float">
            <text:p>0.80327868852459</text:p>
          </table:table-cell>
          <table:table-cell table:formula="of:=[.M37]/([.M36]+[.M37])" office:value-type="float" office:value="0.836065573770492" calcext:value-type="float">
            <text:p>0.8360655737704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-score</text:p>
          </table:table-cell>
          <table:table-cell table:formula="of:=2*([.F43]*[.F44])/([.F43]+[.F44])" office:value-type="string" office:string-value="" calcext:value-type="error">
            <text:p>#DIV/0!</text:p>
          </table:table-cell>
          <table:table-cell table:formula="of:=2*([.G43]*[.G44])/([.G43]+[.G44])" office:value-type="float" office:value="0.633333333333333" calcext:value-type="float">
            <text:p>0.633333333333333</text:p>
          </table:table-cell>
          <table:table-cell table:formula="of:=2*([.H43]*[.H44])/([.H43]+[.H44])" office:value-type="float" office:value="0.615384615384615" calcext:value-type="float">
            <text:p>0.615384615384615</text:p>
          </table:table-cell>
          <table:table-cell table:formula="of:=2*([.I43]*[.I44])/([.I43]+[.I44])" office:value-type="float" office:value="0.688524590163935" calcext:value-type="float">
            <text:p>0.688524590163935</text:p>
          </table:table-cell>
          <table:table-cell table:formula="of:=2*([.J43]*[.J44])/([.J43]+[.J44])" office:value-type="float" office:value="0.547008547008547" calcext:value-type="float">
            <text:p>0.547008547008547</text:p>
          </table:table-cell>
          <table:table-cell table:formula="of:=2*([.K43]*[.K44])/([.K43]+[.K44])" office:value-type="float" office:value="0.380952380952381" calcext:value-type="float">
            <text:p>0.380952380952381</text:p>
          </table:table-cell>
          <table:table-cell table:formula="of:=2*([.L43]*[.L44])/([.L43]+[.L44])" office:value-type="float" office:value="0.646153846153846" calcext:value-type="float">
            <text:p>0.646153846153846</text:p>
          </table:table-cell>
          <table:table-cell table:formula="of:=2*([.M43]*[.M44])/([.M43]+[.M44])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gative predictive value</text:p>
          </table:table-cell>
          <table:table-cell table:formula="of:=[.F37]/([.F37]+[.F38])" office:value-type="float" office:value="0.655913978494624" calcext:value-type="float">
            <text:p>0.655913978494624</text:p>
          </table:table-cell>
          <table:table-cell table:formula="of:=[.G37]/([.G37]+[.G38])" office:value-type="float" office:value="0.8" calcext:value-type="float">
            <text:p>0.8</text:p>
          </table:table-cell>
          <table:table-cell table:formula="of:=[.H37]/([.H37]+[.H38])" office:value-type="float" office:value="0.882352941176471" calcext:value-type="float">
            <text:p>0.882352941176471</text:p>
          </table:table-cell>
          <table:table-cell table:formula="of:=[.I37]/([.I37]+[.I38])" office:value-type="float" office:value="0.828125" calcext:value-type="float">
            <text:p>0.828125</text:p>
          </table:table-cell>
          <table:table-cell table:formula="of:=[.J37]/([.J37]+[.J38])" office:value-type="float" office:value="1" calcext:value-type="float">
            <text:p>1</text:p>
          </table:table-cell>
          <table:table-cell table:formula="of:=[.K37]/([.K37]+[.K38])" office:value-type="float" office:value="0.710843373493976" calcext:value-type="float">
            <text:p>0.710843373493976</text:p>
          </table:table-cell>
          <table:table-cell table:formula="of:=[.L37]/([.L37]+[.L38])" office:value-type="float" office:value="0.816666666666667" calcext:value-type="float">
            <text:p>0.816666666666667</text:p>
          </table:table-cell>
          <table:table-cell table:formula="of:=[.M37]/([.M37]+[.M38])" office:value-type="float" office:value="0.82258064516129" calcext:value-type="float">
            <text:p>0.82258064516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ws correlation coef</text:p>
          </table:table-cell>
          <table:table-cell table:formula="of:=(([.F35]*[.F37])-([.F36]*[.F38]))/(SQRT(([.F35]+[.F36])*([.F35]+[.F38])*([.F37]+[.F36])*([.F37]+[.F38])))" office:value-type="string" office:string-value="" calcext:value-type="error">
            <text:p>#DIV/0!</text:p>
          </table:table-cell>
          <table:table-cell table:formula="of:=(([.G35]*[.G37])-([.G36]*[.G38]))/(SQRT(([.G35]+[.G36])*([.G35]+[.G38])*([.G37]+[.G36])*([.G37]+[.G38])))" office:value-type="float" office:value="0.46210700753923" calcext:value-type="float">
            <text:p>0.46210700753923</text:p>
          </table:table-cell>
          <table:table-cell table:formula="of:=(([.H35]*[.H37])-([.H36]*[.H38]))/(SQRT(([.H35]+[.H36])*([.H35]+[.H38])*([.H37]+[.H36])*([.H37]+[.H38])))" office:value-type="float" office:value="0.361832565359212" calcext:value-type="float">
            <text:p>0.361832565359212</text:p>
          </table:table-cell>
          <table:table-cell table:formula="of:=(([.I35]*[.I37])-([.I36]*[.I38]))/(SQRT(([.I35]+[.I36])*([.I35]+[.I38])*([.I37]+[.I36])*([.I37]+[.I38])))" office:value-type="float" office:value="0.538511488373097" calcext:value-type="float">
            <text:p>0.538511488373097</text:p>
          </table:table-cell>
          <table:table-cell table:formula="of:=(([.J35]*[.J37])-([.J36]*[.J38]))/(SQRT(([.J35]+[.J36])*([.J35]+[.J38])*([.J37]+[.J36])*([.J37]+[.J38])))" office:value-type="float" office:value="0.222200791852123" calcext:value-type="float">
            <text:p>0.222200791852123</text:p>
          </table:table-cell>
          <table:table-cell table:formula="of:=(([.K35]*[.K37])-([.K36]*[.K38]))/(SQRT(([.K35]+[.K36])*([.K35]+[.K38])*([.K37]+[.K36])*([.K37]+[.K38])))" office:value-type="float" office:value="0.333109411917643" calcext:value-type="float">
            <text:p>0.333109411917643</text:p>
          </table:table-cell>
          <table:table-cell table:formula="of:=(([.L35]*[.L37])-([.L36]*[.L38]))/(SQRT(([.L35]+[.L36])*([.L35]+[.L38])*([.L37]+[.L36])*([.L37]+[.L38])))" office:value-type="float" office:value="0.456267926785801" calcext:value-type="float">
            <text:p>0.456267926785801</text:p>
          </table:table-cell>
          <table:table-cell table:formula="of:=(([.M35]*[.M37])-([.M36]*[.M38]))/(SQRT(([.M35]+[.M36])*([.M35]+[.M38])*([.M37]+[.M36])*([.M37]+[.M38])))" office:value-type="float" office:value="0.496142909739972" calcext:value-type="float">
            <text:p>0.496142909739972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" table:default-cell-style-name="Default"/>
        <table:table-row table:style-name="ro1">
          <table:table-cell/>
          <table:table-cell office:value-type="string" calcext:value-type="string">
            <text:p>chinese method</text:p>
          </table:table-cell>
          <table:table-cell office:value-type="string" calcext:value-type="string">
            <text:p>2-feat linear cl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b cutoff</text:p>
          </table:table-cell>
          <table:table-cell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7" calcext:value-type="float">
            <text:p>0.7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8" calcext:value-type="float">
            <text:p>0.80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9" calcext:value-type="float">
            <text:p>0.90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61-5-[.B4]" office:value-type="float" office:value="41" calcext:value-type="float">
            <text:p>4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 negativ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3:.B7])" office:value-type="float" office:value="93" calcext:value-type="float">
            <text:p>93</text:p>
          </table:table-cell>
          <table:table-cell table:formula="of:=SUM([.C3:.C7])" office:value-type="float" office:value="93" calcext:value-type="float">
            <text:p>93</text:p>
          </table:table-cell>
          <table:table-cell table:formula="of:=SUM([.D3:.D7])" office:value-type="float" office:value="93" calcext:value-type="float">
            <text:p>93</text:p>
          </table:table-cell>
          <table:table-cell table:formula="of:=SUM([.E3:.E7])" office:value-type="float" office:value="93" calcext:value-type="float">
            <text:p>93</text:p>
          </table:table-cell>
          <table:table-cell table:formula="of:=SUM([.F3:.F7])" office:value-type="float" office:value="93" calcext:value-type="float">
            <text:p>93</text:p>
          </table:table-cell>
          <table:table-cell table:formula="of:=SUM([.G3:.G7])" office:value-type="float" office:value="93" calcext:value-type="float">
            <text:p>93</text:p>
          </table:table-cell>
          <table:table-cell table:formula="of:=SUM([.H3:.H7])" office:value-type="float" office:value="93" calcext:value-type="float">
            <text:p>93</text:p>
          </table:table-cell>
          <table:table-cell table:formula="of:=SUM([.I3:.I7])" office:value-type="float" office:value="93" calcext:value-type="float">
            <text:p>93</text:p>
          </table:table-cell>
          <table:table-cell table:formula="of:=SUM([.J3:.J7])" office:value-type="float" office:value="93" calcext:value-type="float">
            <text:p>93</text:p>
          </table:table-cell>
          <table:table-cell table:formula="of:=SUM([.K3:.K7])" office:value-type="float" office:value="93" calcext:value-type="float">
            <text:p>93</text:p>
          </table:table-cell>
          <table:table-cell table:formula="of:=SUM([.L3:.L7])" office:value-type="float" office:value="93" calcext:value-type="float">
            <text:p>93</text:p>
          </table:table-cell>
          <table:table-cell table:formula="of:=SUM([.M3:.M7])" office:value-type="float" office:value="93" calcext:value-type="float">
            <text:p>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5])/([.B3]+[.B4]+[.B5]+[.B6])" office:value-type="float" office:value="0.772727272727273" calcext:value-type="float">
            <text:p>0.772727272727273</text:p>
          </table:table-cell>
          <table:table-cell table:formula="of:=([.C3]+[.C5])/([.C3]+[.C4]+[.C5]+[.C6])" office:value-type="float" office:value="0.78494623655914" calcext:value-type="float">
            <text:p>0.78494623655914</text:p>
          </table:table-cell>
          <table:table-cell table:formula="of:=([.D3]+[.D5])/([.D3]+[.D4]+[.D5]+[.D6])" office:value-type="float" office:value="0.808988764044944" calcext:value-type="float">
            <text:p>0.808988764044944</text:p>
          </table:table-cell>
          <table:table-cell table:formula="of:=([.E3]+[.E5])/([.E3]+[.E4]+[.E5]+[.E6])" office:value-type="float" office:value="0.8125" calcext:value-type="float">
            <text:p>0.8125</text:p>
          </table:table-cell>
          <table:table-cell table:formula="of:=([.F3]+[.F5])/([.F3]+[.F4]+[.F5]+[.F6])" office:value-type="float" office:value="0.861538461538462" calcext:value-type="float">
            <text:p>0.861538461538462</text:p>
          </table:table-cell>
          <table:table-cell table:formula="of:=([.G3]+[.G5])/([.G3]+[.G4]+[.G5]+[.G6])" office:value-type="float" office:value="0.86" calcext:value-type="float">
            <text:p>0.86</text:p>
          </table:table-cell>
          <table:table-cell table:formula="of:=([.H3]+[.H5])/([.H3]+[.H4]+[.H5]+[.H6])" office:value-type="float" office:value="0.863636363636364" calcext:value-type="float">
            <text:p>0.863636363636364</text:p>
          </table:table-cell>
          <table:table-cell table:formula="of:=([.I3]+[.I5])/([.I3]+[.I4]+[.I5]+[.I6])" office:value-type="float" office:value="0.916666666666667" calcext:value-type="float">
            <text:p>0.916666666666667</text:p>
          </table:table-cell>
          <table:table-cell table:formula="of:=([.J3]+[.J5])/([.J3]+[.J4]+[.J5]+[.J6])" office:value-type="float" office:value="0.96875" calcext:value-type="float">
            <text:p>0.96875</text:p>
          </table:table-cell>
          <table:table-cell table:formula="of:=([.K3]+[.K5])/([.K3]+[.K4]+[.K5]+[.K6])" office:value-type="float" office:value="0" calcext:value-type="float">
            <text:p>0</text:p>
          </table:table-cell>
          <table:table-cell table:formula="of:=([.L3]+[.L5])/([.L3]+[.L4]+[.L5]+[.L6])" office:value-type="float" office:value="0" calcext:value-type="float">
            <text:p>0</text:p>
          </table:table-cell>
          <table:table-cell table:formula="of:=([.M3]+[.M5])/([.M3]+[.M4]+[.M5]+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3]/([.B3]+[.B4])" office:value-type="float" office:value="0.642857142857143" calcext:value-type="float">
            <text:p>0.642857142857143</text:p>
          </table:table-cell>
          <table:table-cell table:formula="of:=[.C3]/([.C3]+[.C4])" office:value-type="float" office:value="0.7" calcext:value-type="float">
            <text:p>0.7</text:p>
          </table:table-cell>
          <table:table-cell table:formula="of:=[.D3]/([.D3]+[.D4])" office:value-type="float" office:value="0.769230769230769" calcext:value-type="float">
            <text:p>0.769230769230769</text:p>
          </table:table-cell>
          <table:table-cell table:formula="of:=[.E3]/([.E3]+[.E4])" office:value-type="float" office:value="0.727272727272727" calcext:value-type="float">
            <text:p>0.727272727272727</text:p>
          </table:table-cell>
          <table:table-cell table:formula="of:=[.F3]/([.F3]+[.F4])" office:value-type="float" office:value="0.666666666666667" calcext:value-type="float">
            <text:p>0.666666666666667</text:p>
          </table:table-cell>
          <table:table-cell table:formula="of:=[.G3]/([.G3]+[.G4])" office:value-type="float" office:value="0.5" calcext:value-type="float">
            <text:p>0.5</text:p>
          </table:table-cell>
          <table:table-cell table:formula="of:=[.H3]/([.H3]+[.H4])" office:value-type="float" office:value="0.4" calcext:value-type="float">
            <text:p>0.4</text:p>
          </table:table-cell>
          <table:table-cell table:formula="of:=[.I3]/([.I3]+[.I4])" office:value-type="float" office:value="0.666666666666667" calcext:value-type="float">
            <text:p>0.666666666666667</text:p>
          </table:table-cell>
          <table:table-cell table:formula="of:=[.J3]/([.J3]+[.J4])" office:value-type="float" office:value="1" calcext:value-type="float">
            <text:p>1</text:p>
          </table:table-cell>
          <table:table-cell table:formula="of:=[.K3]/([.K3]+[.K4])" office:value-type="float" office:value="0" calcext:value-type="float">
            <text:p>0</text:p>
          </table:table-cell>
          <table:table-cell table:formula="of:=[.L3]/([.L3]+[.L4])" office:value-type="float" office:value="0" calcext:value-type="float">
            <text:p>0</text:p>
          </table:table-cell>
          <table:table-cell table:formula="of:=[.M3]/([.M3]+[.M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3]/([.B3]+[.B6])" office:value-type="float" office:value="0.84375" calcext:value-type="float">
            <text:p>0.84375</text:p>
          </table:table-cell>
          <table:table-cell table:formula="of:=[.C3]/([.C3]+[.C6])" office:value-type="float" office:value="0.65625" calcext:value-type="float">
            <text:p>0.65625</text:p>
          </table:table-cell>
          <table:table-cell table:formula="of:=[.D3]/([.D3]+[.D6])" office:value-type="float" office:value="0.645161290322581" calcext:value-type="float">
            <text:p>0.645161290322581</text:p>
          </table:table-cell>
          <table:table-cell table:formula="of:=[.E3]/([.E3]+[.E6])" office:value-type="float" office:value="0.64" calcext:value-type="float">
            <text:p>0.64</text:p>
          </table:table-cell>
          <table:table-cell table:formula="of:=[.F3]/([.F3]+[.F6])" office:value-type="float" office:value="0.615384615384615" calcext:value-type="float">
            <text:p>0.615384615384615</text:p>
          </table:table-cell>
          <table:table-cell table:formula="of:=[.G3]/([.G3]+[.G6])" office:value-type="float" office:value="0.428571428571429" calcext:value-type="float">
            <text:p>0.428571428571429</text:p>
          </table:table-cell>
          <table:table-cell table:formula="of:=[.H3]/([.H3]+[.H6])" office:value-type="float" office:value="0.4" calcext:value-type="float">
            <text:p>0.4</text:p>
          </table:table-cell>
          <table:table-cell table:formula="of:=[.I3]/([.I3]+[.I6])" office:value-type="float" office:value="0.5" calcext:value-type="float">
            <text:p>0.5</text:p>
          </table:table-cell>
          <table:table-cell table:formula="of:=[.J3]/([.J3]+[.J6])" office:value-type="float" office:value="0.666666666666667" calcext:value-type="float">
            <text:p>0.666666666666667</text:p>
          </table:table-cell>
          <table:table-cell table:formula="of:=[.K3]/([.K3]+[.K6])" office:value-type="string" office:string-value="" calcext:value-type="error">
            <text:p>#DIV/0!</text:p>
          </table:table-cell>
          <table:table-cell table:formula="of:=[.L3]/([.L3]+[.L6])" office:value-type="string" office:string-value="" calcext:value-type="error">
            <text:p>#DIV/0!</text:p>
          </table:table-cell>
          <table:table-cell table:formula="of:=[.M3]/([.M3]+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5]/([.B4]+[.B5])" office:value-type="float" office:value="0.732142857142857" calcext:value-type="float">
            <text:p>0.732142857142857</text:p>
          </table:table-cell>
          <table:table-cell table:formula="of:=[.C5]/([.C4]+[.C5])" office:value-type="float" office:value="0.852459016393443" calcext:value-type="float">
            <text:p>0.852459016393443</text:p>
          </table:table-cell>
          <table:table-cell table:formula="of:=[.D5]/([.D4]+[.D5])" office:value-type="float" office:value="0.896551724137931" calcext:value-type="float">
            <text:p>0.896551724137931</text:p>
          </table:table-cell>
          <table:table-cell table:formula="of:=[.E5]/([.E4]+[.E5])" office:value-type="float" office:value="0.890909090909091" calcext:value-type="float">
            <text:p>0.890909090909091</text:p>
          </table:table-cell>
          <table:table-cell table:formula="of:=[.F5]/([.F4]+[.F5])" office:value-type="float" office:value="0.923076923076923" calcext:value-type="float">
            <text:p>0.923076923076923</text:p>
          </table:table-cell>
          <table:table-cell table:formula="of:=[.G5]/([.G4]+[.G5])" office:value-type="float" office:value="0.930232558139535" calcext:value-type="float">
            <text:p>0.930232558139535</text:p>
          </table:table-cell>
          <table:table-cell table:formula="of:=[.H5]/([.H4]+[.H5])" office:value-type="float" office:value="0.923076923076923" calcext:value-type="float">
            <text:p>0.923076923076923</text:p>
          </table:table-cell>
          <table:table-cell table:formula="of:=[.I5]/([.I4]+[.I5])" office:value-type="float" office:value="0.96875" calcext:value-type="float">
            <text:p>0.96875</text:p>
          </table:table-cell>
          <table:table-cell table:formula="of:=[.J5]/([.J4]+[.J5])" office:value-type="float" office:value="1" calcext:value-type="float">
            <text:p>1</text:p>
          </table:table-cell>
          <table:table-cell table:formula="of:=[.K5]/([.K4]+[.K5])" office:value-type="float" office:value="0" calcext:value-type="float">
            <text:p>0</text:p>
          </table:table-cell>
          <table:table-cell table:formula="of:=[.L5]/([.L4]+[.L5])" office:value-type="float" office:value="0" calcext:value-type="float">
            <text:p>0</text:p>
          </table:table-cell>
          <table:table-cell table:formula="of:=[.M5]/([.M4]+[.M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11]*[.B12])/([.B11]+[.B12])" office:value-type="float" office:value="0.72972972972973" calcext:value-type="float">
            <text:p>0.72972972972973</text:p>
          </table:table-cell>
          <table:table-cell table:formula="of:=2*([.C11]*[.C12])/([.C11]+[.C12])" office:value-type="float" office:value="0.67741935483871" calcext:value-type="float">
            <text:p>0.67741935483871</text:p>
          </table:table-cell>
          <table:table-cell table:formula="of:=2*([.D11]*[.D12])/([.D11]+[.D12])" office:value-type="float" office:value="0.701754385964912" calcext:value-type="float">
            <text:p>0.701754385964912</text:p>
          </table:table-cell>
          <table:table-cell table:formula="of:=2*([.E11]*[.E12])/([.E11]+[.E12])" office:value-type="float" office:value="0.680851063829787" calcext:value-type="float">
            <text:p>0.680851063829787</text:p>
          </table:table-cell>
          <table:table-cell table:formula="of:=2*([.F11]*[.F12])/([.F11]+[.F12])" office:value-type="float" office:value="0.64" calcext:value-type="float">
            <text:p>0.64</text:p>
          </table:table-cell>
          <table:table-cell table:formula="of:=2*([.G11]*[.G12])/([.G11]+[.G12])" office:value-type="float" office:value="0.461538461538462" calcext:value-type="float">
            <text:p>0.461538461538462</text:p>
          </table:table-cell>
          <table:table-cell table:formula="of:=2*([.H11]*[.H12])/([.H11]+[.H12])" office:value-type="float" office:value="0.4" calcext:value-type="float">
            <text:p>0.4</text:p>
          </table:table-cell>
          <table:table-cell table:formula="of:=2*([.I11]*[.I12])/([.I11]+[.I12])" office:value-type="float" office:value="0.571428571428571" calcext:value-type="float">
            <text:p>0.571428571428571</text:p>
          </table:table-cell>
          <table:table-cell table:formula="of:=2*([.J11]*[.J12])/([.J11]+[.J12])" office:value-type="float" office:value="0.8" calcext:value-type="float">
            <text:p>0.8</text:p>
          </table:table-cell>
          <table:table-cell table:formula="of:=2*([.K11]*[.K12])/([.K11]+[.K12])" office:value-type="string" office:string-value="" calcext:value-type="error">
            <text:p>#DIV/0!</text:p>
          </table:table-cell>
          <table:table-cell table:formula="of:=2*([.L11]*[.L12])/([.L11]+[.L12])" office:value-type="string" office:string-value="" calcext:value-type="error">
            <text:p>#DIV/0!</text:p>
          </table:table-cell>
          <table:table-cell table:formula="of:=2*([.M11]*[.M12])/([.M11]+[.M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5]/([.B5]+[.B6])" office:value-type="float" office:value="0.891304347826087" calcext:value-type="float">
            <text:p>0.891304347826087</text:p>
          </table:table-cell>
          <table:table-cell table:formula="of:=[.C5]/([.C5]+[.C6])" office:value-type="float" office:value="0.825396825396825" calcext:value-type="float">
            <text:p>0.825396825396825</text:p>
          </table:table-cell>
          <table:table-cell table:formula="of:=[.D5]/([.D5]+[.D6])" office:value-type="float" office:value="0.825396825396825" calcext:value-type="float">
            <text:p>0.825396825396825</text:p>
          </table:table-cell>
          <table:table-cell table:formula="of:=[.E5]/([.E5]+[.E6])" office:value-type="float" office:value="0.844827586206896" calcext:value-type="float">
            <text:p>0.844827586206896</text:p>
          </table:table-cell>
          <table:table-cell table:formula="of:=[.F5]/([.F5]+[.F6])" office:value-type="float" office:value="0.905660377358491" calcext:value-type="float">
            <text:p>0.905660377358491</text:p>
          </table:table-cell>
          <table:table-cell table:formula="of:=[.G5]/([.G5]+[.G6])" office:value-type="float" office:value="0.909090909090909" calcext:value-type="float">
            <text:p>0.909090909090909</text:p>
          </table:table-cell>
          <table:table-cell table:formula="of:=[.H5]/([.H5]+[.H6])" office:value-type="float" office:value="0.923076923076923" calcext:value-type="float">
            <text:p>0.923076923076923</text:p>
          </table:table-cell>
          <table:table-cell table:formula="of:=[.I5]/([.I5]+[.I6])" office:value-type="float" office:value="0.939393939393939" calcext:value-type="float">
            <text:p>0.939393939393939</text:p>
          </table:table-cell>
          <table:table-cell table:formula="of:=[.J5]/([.J5]+[.J6])" office:value-type="float" office:value="0.966666666666667" calcext:value-type="float">
            <text:p>0.966666666666667</text:p>
          </table:table-cell>
          <table:table-cell table:formula="of:=[.K5]/([.K5]+[.K6])" office:value-type="string" office:string-value="" calcext:value-type="error">
            <text:p>#DIV/0!</text:p>
          </table:table-cell>
          <table:table-cell table:formula="of:=[.L5]/([.L5]+[.L6])" office:value-type="string" office:string-value="" calcext:value-type="error">
            <text:p>#DIV/0!</text:p>
          </table:table-cell>
          <table:table-cell table:formula="of:=[.M5]/([.M5]+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3]*[.B5])-([.B4]*[.B6]))/(SQRT(([.B3]+[.B4])*([.B3]+[.B6])*([.B5]+[.B4])*([.B5]+[.B6])))" office:value-type="float" office:value="0.554634823145151" calcext:value-type="float">
            <text:p>0.554634823145151</text:p>
          </table:table-cell>
          <table:table-cell table:formula="of:=(([.C3]*[.C5])-([.C4]*[.C6]))/(SQRT(([.C3]+[.C4])*([.C3]+[.C6])*([.C5]+[.C4])*([.C5]+[.C6])))" office:value-type="float" office:value="0.516985591930623" calcext:value-type="float">
            <text:p>0.516985591930623</text:p>
          </table:table-cell>
          <table:table-cell table:formula="of:=(([.D3]*[.D5])-([.D4]*[.D6]))/(SQRT(([.D3]+[.D4])*([.D3]+[.D6])*([.D5]+[.D4])*([.D5]+[.D6])))" office:value-type="float" office:value="0.567553968153794" calcext:value-type="float">
            <text:p>0.567553968153794</text:p>
          </table:table-cell>
          <table:table-cell table:formula="of:=(([.E3]*[.E5])-([.E4]*[.E6]))/(SQRT(([.E3]+[.E4])*([.E3]+[.E6])*([.E5]+[.E4])*([.E5]+[.E6])))" office:value-type="float" office:value="0.551120002665729" calcext:value-type="float">
            <text:p>0.551120002665729</text:p>
          </table:table-cell>
          <table:table-cell table:formula="of:=(([.F3]*[.F5])-([.F4]*[.F6]))/(SQRT(([.F3]+[.F4])*([.F3]+[.F6])*([.F5]+[.F4])*([.F5]+[.F6])))" office:value-type="float" office:value="0.555136110002701" calcext:value-type="float">
            <text:p>0.555136110002701</text:p>
          </table:table-cell>
          <table:table-cell table:formula="of:=(([.G3]*[.G5])-([.G4]*[.G6]))/(SQRT(([.G3]+[.G4])*([.G3]+[.G6])*([.G5]+[.G4])*([.G5]+[.G6])))" office:value-type="float" office:value="0.383123281867639" calcext:value-type="float">
            <text:p>0.383123281867639</text:p>
          </table:table-cell>
          <table:table-cell table:formula="of:=(([.H3]*[.H5])-([.H4]*[.H6]))/(SQRT(([.H3]+[.H4])*([.H3]+[.H6])*([.H5]+[.H4])*([.H5]+[.H6])))" office:value-type="float" office:value="0.323076923076923" calcext:value-type="float">
            <text:p>0.323076923076923</text:p>
          </table:table-cell>
          <table:table-cell table:formula="of:=(([.I3]*[.I5])-([.I4]*[.I6]))/(SQRT(([.I3]+[.I4])*([.I3]+[.I6])*([.I5]+[.I4])*([.I5]+[.I6])))" office:value-type="float" office:value="0.533001790889026" calcext:value-type="float">
            <text:p>0.533001790889026</text:p>
          </table:table-cell>
          <table:table-cell table:formula="of:=(([.J3]*[.J5])-([.J4]*[.J6]))/(SQRT(([.J3]+[.J4])*([.J3]+[.J6])*([.J5]+[.J4])*([.J5]+[.J6])))" office:value-type="float" office:value="0.802772971919486" calcext:value-type="float">
            <text:p>0.802772971919486</text:p>
          </table:table-cell>
          <table:table-cell table:formula="of:=(([.K3]*[.K5])-([.K4]*[.K6]))/(SQRT(([.K3]+[.K4])*([.K3]+[.K6])*([.K5]+[.K4])*([.K5]+[.K6])))" office:value-type="string" office:string-value="" calcext:value-type="error">
            <text:p>#DIV/0!</text:p>
          </table:table-cell>
          <table:table-cell table:formula="of:=(([.L3]*[.L5])-([.L4]*[.L6]))/(SQRT(([.L3]+[.L4])*([.L3]+[.L6])*([.L5]+[.L4])*([.L5]+[.L6])))" office:value-type="string" office:string-value="" calcext:value-type="error">
            <text:p>#DIV/0!</text:p>
          </table:table-cell>
          <table:table-cell table:formula="of:=(([.M3]*[.M5])-([.M4]*[.M6]))/(SQRT(([.M3]+[.M4])*([.M3]+[.M6])*([.M5]+[.M4])*([.M5]+[.M6]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posite</text:p>
          </table:table-cell>
          <table:table-cell table:formula="of:=SUM([.B10:.B16])" office:value-type="float" office:value="5.16714617342824" calcext:value-type="float">
            <text:p>5.16714617342824</text:p>
          </table:table-cell>
          <table:table-cell table:formula="of:=SUM([.C10:.C16])" office:value-type="float" office:value="5.01345702511874" calcext:value-type="float">
            <text:p>5.01345702511874</text:p>
          </table:table-cell>
          <table:table-cell table:formula="of:=SUM([.D10:.D16])" office:value-type="float" office:value="5.21463772725176" calcext:value-type="float">
            <text:p>5.21463772725176</text:p>
          </table:table-cell>
          <table:table-cell table:formula="of:=SUM([.E10:.E16])" office:value-type="float" office:value="5.14748047088423" calcext:value-type="float">
            <text:p>5.14748047088423</text:p>
          </table:table-cell>
          <table:table-cell table:formula="of:=SUM([.F10:.F16])" office:value-type="float" office:value="5.16746315402786" calcext:value-type="float">
            <text:p>5.16746315402786</text:p>
          </table:table-cell>
          <table:table-cell table:formula="of:=SUM([.G10:.G16])" office:value-type="float" office:value="4.47255663920797" calcext:value-type="float">
            <text:p>4.47255663920797</text:p>
          </table:table-cell>
          <table:table-cell table:formula="of:=SUM([.H10:.H16])" office:value-type="float" office:value="4.23286713286713" calcext:value-type="float">
            <text:p>4.23286713286713</text:p>
          </table:table-cell>
          <table:table-cell table:formula="of:=SUM([.I10:.I16])" office:value-type="float" office:value="5.09590763504487" calcext:value-type="float">
            <text:p>5.09590763504487</text:p>
          </table:table-cell>
          <table:table-cell table:formula="of:=SUM([.J10:.J16])" office:value-type="float" office:value="6.20485630525282" calcext:value-type="float">
            <text:p>6.20485630525282</text:p>
          </table:table-cell>
          <table:table-cell table:formula="of:=SUM([.K10:.K16])" office:value-type="string" office:string-value="" calcext:value-type="error">
            <text:p>#DIV/0!</text:p>
          </table:table-cell>
          <table:table-cell table:formula="of:=SUM([.L10:.L16])" office:value-type="string" office:string-value="" calcext:value-type="error">
            <text:p>#DIV/0!</text:p>
          </table:table-cell>
          <table:table-cell table:formula="of:=SUM([.M10:.M16])" office:value-type="string" office:string-value="" calcext:value-type="error">
            <text:p>#DIV/0!</text:p>
          </table:table-cell>
        </table:table-row>
      </table:table>
      <table:table table:name="Sheet3" table:style-name="ta1">
        <table:table-column table:style-name="co18" table:default-cell-style-name="ce5"/>
        <table:table-column table:style-name="co14" table:default-cell-style-name="Default"/>
        <table:table-column table:style-name="co19" table:default-cell-style-name="Default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Top 7 feature pca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rbf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polynom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negatives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negative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3:.B7])" office:value-type="float" office:value="93" calcext:value-type="float">
            <text:p>93</text:p>
          </table:table-cell>
          <table:table-cell table:formula="of:=SUM([.C3:.C7])" office:value-type="float" office:value="93" calcext:value-type="float">
            <text:p>93</text:p>
          </table:table-cell>
          <table:table-cell table:formula="of:=SUM([.D3:.D7])" office:value-type="float" office:value="93" calcext:value-type="float">
            <text:p>93</text:p>
          </table:table-cell>
          <table:table-cell table:formula="of:=SUM([.E3:.E7]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5])/([.B3]+[.B4]+[.B5]+[.B6])" office:value-type="float" office:value="0.844444444444444" calcext:value-type="float">
            <text:p>0.844444444444444</text:p>
          </table:table-cell>
          <table:table-cell table:formula="of:=([.C3]+[.C5])/([.C3]+[.C4]+[.C5]+[.C6])" office:value-type="float" office:value="0.806451612903226" calcext:value-type="float">
            <text:p>0.806451612903226</text:p>
          </table:table-cell>
          <table:table-cell table:formula="of:=([.D3]+[.D5])/([.D3]+[.D4]+[.D5]+[.D6])" office:value-type="float" office:value="0.714285714285714" calcext:value-type="float">
            <text:p>0.714285714285714</text:p>
          </table:table-cell>
          <table:table-cell table:formula="of:=([.E3]+[.E5])/([.E3]+[.E4]+[.E5]+[.E6])" office:value-type="float" office:value="0.779069767441861" calcext:value-type="float">
            <text:p>0.779069767441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3]/([.B3]+[.B4])" office:value-type="float" office:value="0.742857142857143" calcext:value-type="float">
            <text:p>0.742857142857143</text:p>
          </table:table-cell>
          <table:table-cell table:formula="of:=[.C3]/([.C3]+[.C4])" office:value-type="float" office:value="0.818181818181818" calcext:value-type="float">
            <text:p>0.818181818181818</text:p>
          </table:table-cell>
          <table:table-cell table:formula="of:=[.D3]/([.D3]+[.D4])" office:value-type="float" office:value="0.56" calcext:value-type="float">
            <text:p>0.56</text:p>
          </table:table-cell>
          <table:table-cell table:formula="of:=[.E3]/([.E3]+[.E4])" office:value-type="float" office:value="0.916666666666667" calcext:value-type="float">
            <text:p>0.91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3]/([.B3]+[.B6])" office:value-type="float" office:value="0.838709677419355" calcext:value-type="float">
            <text:p>0.838709677419355</text:p>
          </table:table-cell>
          <table:table-cell table:formula="of:=[.C3]/([.C3]+[.C6])" office:value-type="float" office:value="0.5625" calcext:value-type="float">
            <text:p>0.5625</text:p>
          </table:table-cell>
          <table:table-cell table:formula="of:=[.D3]/([.D3]+[.D6])" office:value-type="float" office:value="0.518518518518518" calcext:value-type="float">
            <text:p>0.518518518518518</text:p>
          </table:table-cell>
          <table:table-cell table:formula="of:=[.E3]/([.E3]+[.E6])" office:value-type="float" office:value="0.379310344827586" calcext:value-type="float">
            <text:p>0.3793103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5]/([.B4]+[.B5])" office:value-type="float" office:value="0.847457627118644" calcext:value-type="float">
            <text:p>0.847457627118644</text:p>
          </table:table-cell>
          <table:table-cell table:formula="of:=[.C5]/([.C4]+[.C5])" office:value-type="float" office:value="0.934426229508197" calcext:value-type="float">
            <text:p>0.934426229508197</text:p>
          </table:table-cell>
          <table:table-cell table:formula="of:=[.D5]/([.D4]+[.D5])" office:value-type="float" office:value="0.807017543859649" calcext:value-type="float">
            <text:p>0.807017543859649</text:p>
          </table:table-cell>
          <table:table-cell table:formula="of:=[.E5]/([.E4]+[.E5])" office:value-type="float" office:value="0.982456140350877" calcext:value-type="float">
            <text:p>0.982456140350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11]*[.B12])/([.B11]+[.B12])" office:value-type="float" office:value="0.787878787878788" calcext:value-type="float">
            <text:p>0.787878787878788</text:p>
          </table:table-cell>
          <table:table-cell table:formula="of:=2*([.C11]*[.C12])/([.C11]+[.C12])" office:value-type="float" office:value="0.666666666666667" calcext:value-type="float">
            <text:p>0.666666666666667</text:p>
          </table:table-cell>
          <table:table-cell table:formula="of:=2*([.D11]*[.D12])/([.D11]+[.D12])" office:value-type="float" office:value="0.538461538461538" calcext:value-type="float">
            <text:p>0.538461538461538</text:p>
          </table:table-cell>
          <table:table-cell table:formula="of:=2*([.E11]*[.E12])/([.E11]+[.E12])" office:value-type="float" office:value="0.536585365853659" calcext:value-type="float">
            <text:p>0.53658536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5]/([.B5]+[.B6])" office:value-type="float" office:value="0.909090909090909" calcext:value-type="float">
            <text:p>0.909090909090909</text:p>
          </table:table-cell>
          <table:table-cell table:formula="of:=[.C5]/([.C5]+[.C6])" office:value-type="float" office:value="0.802816901408451" calcext:value-type="float">
            <text:p>0.802816901408451</text:p>
          </table:table-cell>
          <table:table-cell table:formula="of:=[.D5]/([.D5]+[.D6])" office:value-type="float" office:value="0.779661016949153" calcext:value-type="float">
            <text:p>0.779661016949153</text:p>
          </table:table-cell>
          <table:table-cell table:formula="of:=[.E5]/([.E5]+[.E6])" office:value-type="float" office:value="0.756756756756757" calcext:value-type="float">
            <text:p>0.756756756756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3]*[.B5])-([.B4]*[.B6]))/(SQRT(([.B3]+[.B4])*([.B3]+[.B6])*([.B5]+[.B4])*([.B5]+[.B6])))" office:value-type="float" office:value="0.668838872602359" calcext:value-type="float">
            <text:p>0.668838872602359</text:p>
          </table:table-cell>
          <table:table-cell table:formula="of:=(([.C3]*[.C5])-([.C4]*[.C6]))/(SQRT(([.C3]+[.C4])*([.C3]+[.C6])*([.C5]+[.C4])*([.C5]+[.C6])))" office:value-type="float" office:value="0.55550927287977" calcext:value-type="float">
            <text:p>0.55550927287977</text:p>
          </table:table-cell>
          <table:table-cell table:formula="of:=(([.D3]*[.D5])-([.D4]*[.D6]))/(SQRT(([.D3]+[.D4])*([.D3]+[.D6])*([.D5]+[.D4])*([.D5]+[.D6])))" office:value-type="float" office:value="0.332523548039821" calcext:value-type="float">
            <text:p>0.332523548039821</text:p>
          </table:table-cell>
          <table:table-cell table:formula="of:=(([.E3]*[.E5])-([.E4]*[.E6]))/(SQRT(([.E3]+[.E4])*([.E3]+[.E6])*([.E5]+[.E4])*([.E5]+[.E6])))" office:value-type="float" office:value="0.493580819044602" calcext:value-type="float">
            <text:p>0.49358081904460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mposite</text:p>
          </table:table-cell>
          <table:table-cell table:formula="of:=SUM([.B10:.B16])" office:value-type="float" office:value="5.63927746141164" calcext:value-type="float">
            <text:p>5.63927746141164</text:p>
          </table:table-cell>
          <table:table-cell table:formula="of:=SUM([.C10:.C16])" office:value-type="float" office:value="5.14655250154813" calcext:value-type="float">
            <text:p>5.14655250154813</text:p>
          </table:table-cell>
          <table:table-cell table:formula="of:=SUM([.D10:.D16])" office:value-type="float" office:value="4.25046788011439" calcext:value-type="float">
            <text:p>4.25046788011439</text:p>
          </table:table-cell>
          <table:table-cell table:formula="of:=SUM([.E10:.E16])" office:value-type="float" office:value="4.84442586094201" calcext:value-type="float">
            <text:p>4.844425860942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linear kernels at various cutoffs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negatives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alse negati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22:.B26])" office:value-type="float" office:value="93" calcext:value-type="float">
            <text:p>93</text:p>
          </table:table-cell>
          <table:table-cell table:formula="of:=SUM([.C22:.C26])" office:value-type="float" office:value="93" calcext:value-type="float">
            <text:p>93</text:p>
          </table:table-cell>
          <table:table-cell table:formula="of:=SUM([.D22:.D26])" office:value-type="float" office:value="93" calcext:value-type="float">
            <text:p>93</text:p>
          </table:table-cell>
          <table:table-cell table:formula="of:=SUM([.E22:.E26])" office:value-type="float" office:value="93" calcext:value-type="float">
            <text:p>93</text:p>
          </table:table-cell>
          <table:table-cell table:formula="of:=SUM([.F22:.F26])" office:value-type="float" office:value="93" calcext:value-type="float">
            <text:p>93</text:p>
          </table:table-cell>
          <table:table-cell table:formula="of:=SUM([.G22:.G26])" office:value-type="float" office:value="93" calcext:value-type="float">
            <text:p>93</text:p>
          </table:table-cell>
          <table:table-cell table:formula="of:=SUM([.H22:.H26])" office:value-type="float" office:value="93" calcext:value-type="float">
            <text:p>93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2]+[.B24])/([.B22]+[.B23]+[.B24]+[.B25])" office:value-type="float" office:value="0.844444444444444" calcext:value-type="float">
            <text:p>0.844444444444444</text:p>
          </table:table-cell>
          <table:table-cell table:formula="of:=([.C22]+[.C24])/([.C22]+[.C23]+[.C24]+[.C25])" office:value-type="float" office:value="0.841463414634146" calcext:value-type="float">
            <text:p>0.841463414634146</text:p>
          </table:table-cell>
          <table:table-cell table:formula="of:=([.D22]+[.D24])/([.D22]+[.D23]+[.D24]+[.D25])" office:value-type="float" office:value="0.927536231884058" calcext:value-type="float">
            <text:p>0.927536231884058</text:p>
          </table:table-cell>
          <table:table-cell table:formula="of:=([.E22]+[.E24])/([.E22]+[.E23]+[.E24]+[.E25])" office:value-type="float" office:value="0.934426229508197" calcext:value-type="float">
            <text:p>0.934426229508197</text:p>
          </table:table-cell>
          <table:table-cell table:formula="of:=([.F22]+[.F24])/([.F22]+[.F23]+[.F24]+[.F25])" office:value-type="float" office:value="0.941176470588235" calcext:value-type="float">
            <text:p>0.941176470588235</text:p>
          </table:table-cell>
          <table:table-cell table:formula="of:=([.G22]+[.G24])/([.G22]+[.G23]+[.G24]+[.G25])" office:value-type="float" office:value="0.956521739130435" calcext:value-type="float">
            <text:p>0.956521739130435</text:p>
          </table:table-cell>
          <table:table-cell table:formula="of:=([.H22]+[.H24])/([.H22]+[.H23]+[.H24]+[.H25])"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22]/([.B22]+[.B23])" office:value-type="float" office:value="0.742857142857143" calcext:value-type="float">
            <text:p>0.742857142857143</text:p>
          </table:table-cell>
          <table:table-cell table:formula="of:=[.C22]/([.C22]+[.C23])" office:value-type="float" office:value="0.733333333333333" calcext:value-type="float">
            <text:p>0.733333333333333</text:p>
          </table:table-cell>
          <table:table-cell table:formula="of:=[.D22]/([.D22]+[.D23])" office:value-type="float" office:value="0.947368421052632" calcext:value-type="float">
            <text:p>0.947368421052632</text:p>
          </table:table-cell>
          <table:table-cell table:formula="of:=[.E22]/([.E22]+[.E23])" office:value-type="float" office:value="0.928571428571429" calcext:value-type="float">
            <text:p>0.928571428571429</text:p>
          </table:table-cell>
          <table:table-cell table:formula="of:=[.F22]/([.F22]+[.F23])" office:value-type="float" office:value="1" calcext:value-type="float">
            <text:p>1</text:p>
          </table:table-cell>
          <table:table-cell table:formula="of:=[.G22]/([.G22]+[.G23])" office:value-type="float" office:value="1" calcext:value-type="float">
            <text:p>1</text:p>
          </table:table-cell>
          <table:table-cell table:formula="of:=[.H22]/([.H22]+[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22]/([.B22]+[.B25])" office:value-type="float" office:value="0.838709677419355" calcext:value-type="float">
            <text:p>0.838709677419355</text:p>
          </table:table-cell>
          <table:table-cell table:formula="of:=[.C22]/([.C22]+[.C25])" office:value-type="float" office:value="0.814814814814815" calcext:value-type="float">
            <text:p>0.814814814814815</text:p>
          </table:table-cell>
          <table:table-cell table:formula="of:=[.D22]/([.D22]+[.D25])" office:value-type="float" office:value="0.818181818181818" calcext:value-type="float">
            <text:p>0.818181818181818</text:p>
          </table:table-cell>
          <table:table-cell table:formula="of:=[.E22]/([.E22]+[.E25])" office:value-type="float" office:value="0.8125" calcext:value-type="float">
            <text:p>0.8125</text:p>
          </table:table-cell>
          <table:table-cell table:formula="of:=[.F22]/([.F22]+[.F25])" office:value-type="float" office:value="0.571428571428571" calcext:value-type="float">
            <text:p>0.571428571428571</text:p>
          </table:table-cell>
          <table:table-cell table:formula="of:=[.G22]/([.G22]+[.G25])" office:value-type="float" office:value="0.333333333333333" calcext:value-type="float">
            <text:p>0.333333333333333</text:p>
          </table:table-cell>
          <table:table-cell table:formula="of:=[.H22]/([.H22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24]/([.B23]+[.B24])" office:value-type="float" office:value="0.847457627118644" calcext:value-type="float">
            <text:p>0.847457627118644</text:p>
          </table:table-cell>
          <table:table-cell table:formula="of:=[.C24]/([.C23]+[.C24])" office:value-type="float" office:value="0.854545454545455" calcext:value-type="float">
            <text:p>0.854545454545455</text:p>
          </table:table-cell>
          <table:table-cell table:formula="of:=[.D24]/([.D23]+[.D24])" office:value-type="float" office:value="0.978723404255319" calcext:value-type="float">
            <text:p>0.978723404255319</text:p>
          </table:table-cell>
          <table:table-cell table:formula="of:=[.E24]/([.E23]+[.E24])" office:value-type="float" office:value="0.977777777777778" calcext:value-type="float">
            <text:p>0.977777777777778</text:p>
          </table:table-cell>
          <table:table-cell table:formula="of:=[.F24]/([.F23]+[.F24])" office:value-type="float" office:value="1" calcext:value-type="float">
            <text:p>1</text:p>
          </table:table-cell>
          <table:table-cell table:formula="of:=[.G24]/([.G23]+[.G24])" office:value-type="float" office:value="1" calcext:value-type="float">
            <text:p>1</text:p>
          </table:table-cell>
          <table:table-cell table:formula="of:=[.H24]/([.H23]+[.H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30]*[.B31])/([.B30]+[.B31])" office:value-type="float" office:value="0.787878787878788" calcext:value-type="float">
            <text:p>0.787878787878788</text:p>
          </table:table-cell>
          <table:table-cell table:formula="of:=2*([.C30]*[.C31])/([.C30]+[.C31])" office:value-type="float" office:value="0.771929824561403" calcext:value-type="float">
            <text:p>0.771929824561403</text:p>
          </table:table-cell>
          <table:table-cell table:formula="of:=2*([.D30]*[.D31])/([.D30]+[.D31])" office:value-type="float" office:value="0.878048780487805" calcext:value-type="float">
            <text:p>0.878048780487805</text:p>
          </table:table-cell>
          <table:table-cell table:formula="of:=2*([.E30]*[.E31])/([.E30]+[.E31])" office:value-type="float" office:value="0.866666666666667" calcext:value-type="float">
            <text:p>0.866666666666667</text:p>
          </table:table-cell>
          <table:table-cell table:formula="of:=2*([.F30]*[.F31])/([.F30]+[.F31])" office:value-type="float" office:value="0.727272727272727" calcext:value-type="float">
            <text:p>0.727272727272727</text:p>
          </table:table-cell>
          <table:table-cell table:formula="of:=2*([.G30]*[.G31])/([.G30]+[.G31])" office:value-type="float" office:value="0.5" calcext:value-type="float">
            <text:p>0.5</text:p>
          </table:table-cell>
          <table:table-cell table:formula="of:=2*([.H30]*[.H31])/([.H30]+[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24]/([.B24]+[.B25])" office:value-type="float" office:value="0.909090909090909" calcext:value-type="float">
            <text:p>0.909090909090909</text:p>
          </table:table-cell>
          <table:table-cell table:formula="of:=[.C24]/([.C24]+[.C25])" office:value-type="float" office:value="0.903846153846154" calcext:value-type="float">
            <text:p>0.903846153846154</text:p>
          </table:table-cell>
          <table:table-cell table:formula="of:=[.D24]/([.D24]+[.D25])" office:value-type="float" office:value="0.92" calcext:value-type="float">
            <text:p>0.92</text:p>
          </table:table-cell>
          <table:table-cell table:formula="of:=[.E24]/([.E24]+[.E25])" office:value-type="float" office:value="0.936170212765957" calcext:value-type="float">
            <text:p>0.936170212765957</text:p>
          </table:table-cell>
          <table:table-cell table:formula="of:=[.F24]/([.F24]+[.F25])" office:value-type="float" office:value="0.936170212765957" calcext:value-type="float">
            <text:p>0.936170212765957</text:p>
          </table:table-cell>
          <table:table-cell table:formula="of:=[.G24]/([.G24]+[.G25])" office:value-type="float" office:value="0.955555555555556" calcext:value-type="float">
            <text:p>0.955555555555556</text:p>
          </table:table-cell>
          <table:table-cell table:formula="of:=[.H24]/([.H24]+[.H25])"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22]*[.B24])-([.B23]*[.B25]))/(SQRT(([.B22]+[.B23])*([.B22]+[.B25])*([.B24]+[.B23])*([.B24]+[.B25])))" office:value-type="float" office:value="0.668838872602359" calcext:value-type="float">
            <text:p>0.668838872602359</text:p>
          </table:table-cell>
          <table:table-cell table:formula="of:=(([.C22]*[.C24])-([.C23]*[.C25]))/(SQRT(([.C22]+[.C23])*([.C22]+[.C25])*([.C24]+[.C23])*([.C24]+[.C25])))" office:value-type="float" office:value="0.653071690681276" calcext:value-type="float">
            <text:p>0.653071690681276</text:p>
          </table:table-cell>
          <table:table-cell table:formula="of:=(([.D22]*[.D24])-([.D23]*[.D25]))/(SQRT(([.D22]+[.D23])*([.D22]+[.D25])*([.D24]+[.D23])*([.D24]+[.D25])))" office:value-type="float" office:value="0.831390656980156" calcext:value-type="float">
            <text:p>0.831390656980156</text:p>
          </table:table-cell>
          <table:table-cell table:formula="of:=(([.E22]*[.E24])-([.E23]*[.E25]))/(SQRT(([.E22]+[.E23])*([.E22]+[.E25])*([.E24]+[.E23])*([.E24]+[.E25])))" office:value-type="float" office:value="0.826671701867203" calcext:value-type="float">
            <text:p>0.826671701867203</text:p>
          </table:table-cell>
          <table:table-cell table:formula="of:=(([.F22]*[.F24])-([.F23]*[.F25]))/(SQRT(([.F22]+[.F23])*([.F22]+[.F25])*([.F24]+[.F23])*([.F24]+[.F25])))" office:value-type="float" office:value="0.731405774720731" calcext:value-type="float">
            <text:p>0.731405774720731</text:p>
          </table:table-cell>
          <table:table-cell table:formula="of:=(([.G22]*[.G24])-([.G23]*[.G25]))/(SQRT(([.G22]+[.G23])*([.G22]+[.G25])*([.G24]+[.G23])*([.G24]+[.G25])))" office:value-type="float" office:value="0.564374448853346" calcext:value-type="float">
            <text:p>0.564374448853346</text:p>
          </table:table-cell>
          <table:table-cell table:formula="of:=(([.H22]*[.H24])-([.H23]*[.H25]))/(SQRT(([.H22]+[.H23])*([.H22]+[.H25])*([.H24]+[.H23])*([.H24]+[.H25]))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mposite</text:p>
          </table:table-cell>
          <table:table-cell table:formula="of:=SUM([.B29:.B35])" office:value-type="float" office:value="5.63927746141164" calcext:value-type="float">
            <text:p>5.63927746141164</text:p>
          </table:table-cell>
          <table:table-cell table:formula="of:=SUM([.C29:.C35])" office:value-type="float" office:value="5.57300468641658" calcext:value-type="float">
            <text:p>5.57300468641658</text:p>
          </table:table-cell>
          <table:table-cell table:formula="of:=SUM([.D29:.D35])" office:value-type="float" office:value="6.30124931284179" calcext:value-type="float">
            <text:p>6.30124931284179</text:p>
          </table:table-cell>
          <table:table-cell table:formula="of:=SUM([.E29:.E35])" office:value-type="float" office:value="6.28278401715723" calcext:value-type="float">
            <text:p>6.28278401715723</text:p>
          </table:table-cell>
          <table:table-cell table:formula="of:=SUM([.F29:.F35])" office:value-type="float" office:value="5.90745375677622" calcext:value-type="float">
            <text:p>5.90745375677622</text:p>
          </table:table-cell>
          <table:table-cell table:formula="of:=SUM([.G29:.G35])" office:value-type="float" office:value="5.30978507687267" calcext:value-type="float">
            <text:p>5.30978507687267</text:p>
          </table:table-cell>
          <table:table-cell table:formula="of:=SUM([.H29:.H3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erformance on reccuring mutations (50% conf cutoff 7 feat pca)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5" office:value-type="string" calcext:value-type="string">
            <text:p>7 feat pca</text:p>
          </table:table-cell>
          <table:table-cell table:style-name="ce5" office:value-type="string" calcext:value-type="string">
            <text:p>chinese method</text:p>
          </table:table-cell>
          <table:table-cell table:style-name="ce5" office:value-type="string" calcext:value-type="string">
            <text:p>PROVEAN</text:p>
          </table:table-cell>
          <table:table-cell table:style-name="ce5" office:value-type="string" calcext:value-type="string">
            <text:p>SIFT</text:p>
          </table:table-cell>
          <table:table-cell table:style-name="ce5" office:value-type="string" calcext:value-type="string">
            <text:p>PP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negatives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 negativ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41:.B45])" office:value-type="float" office:value="51" calcext:value-type="float">
            <text:p>51</text:p>
          </table:table-cell>
          <table:table-cell table:formula="of:=SUM([.C41:.C45])" office:value-type="float" office:value="51" calcext:value-type="float">
            <text:p>51</text:p>
          </table:table-cell>
          <table:table-cell table:formula="of:=SUM([.D41:.D45])" office:value-type="float" office:value="51" calcext:value-type="float">
            <text:p>51</text:p>
          </table:table-cell>
          <table:table-cell table:formula="of:=SUM([.E41:.E45])" office:value-type="float" office:value="51" calcext:value-type="float">
            <text:p>51</text:p>
          </table:table-cell>
          <table:table-cell table:formula="of:=SUM([.F41:.F45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41]+[.B43])/([.B41]+[.B42]+[.B43]+[.B44])" office:value-type="float" office:value="0.901960784313726" calcext:value-type="float">
            <text:p>0.901960784313726</text:p>
          </table:table-cell>
          <table:table-cell table:formula="of:=([.C41]+[.C43])/([.C41]+[.C42]+[.C43]+[.C44])" office:value-type="float" office:value="0.918367346938775" calcext:value-type="float">
            <text:p>0.918367346938775</text:p>
          </table:table-cell>
          <table:table-cell table:formula="of:=([.D41]+[.D43])/([.D41]+[.D42]+[.D43]+[.D44])" office:value-type="float" office:value="0.843137254901961" calcext:value-type="float">
            <text:p>0.843137254901961</text:p>
          </table:table-cell>
          <table:table-cell table:formula="of:=([.E41]+[.E43])/([.E41]+[.E42]+[.E43]+[.E44])" office:value-type="float" office:value="0.705882352941176" calcext:value-type="float">
            <text:p>0.705882352941176</text:p>
          </table:table-cell>
          <table:table-cell table:formula="of:=([.F41]+[.F43])/([.F41]+[.F42]+[.F43]+[.F44])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41]/([.B41]+[.B42])" office:value-type="float" office:value="0.933333333333333" calcext:value-type="float">
            <text:p>0.933333333333333</text:p>
          </table:table-cell>
          <table:table-cell table:formula="of:=[.C41]/([.C41]+[.C42])" office:value-type="float" office:value="0.85" calcext:value-type="float">
            <text:p>0.85</text:p>
          </table:table-cell>
          <table:table-cell table:formula="of:=[.D41]/([.D41]+[.D42])" office:value-type="float" office:value="0.692307692307692" calcext:value-type="float">
            <text:p>0.692307692307692</text:p>
          </table:table-cell>
          <table:table-cell table:formula="of:=[.E41]/([.E41]+[.E42])" office:value-type="float" office:value="0.545454545454545" calcext:value-type="float">
            <text:p>0.545454545454545</text:p>
          </table:table-cell>
          <table:table-cell table:formula="of:=[.F41]/([.F41]+[.F42])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41]/([.B41]+[.B44])" office:value-type="float" office:value="0.777777777777778" calcext:value-type="float">
            <text:p>0.777777777777778</text:p>
          </table:table-cell>
          <table:table-cell table:formula="of:=[.C41]/([.C41]+[.C44])" office:value-type="float" office:value="0.944444444444444" calcext:value-type="float">
            <text:p>0.944444444444444</text:p>
          </table:table-cell>
          <table:table-cell table:formula="of:=[.D41]/([.D41]+[.D44])" office:value-type="float" office:value="1" calcext:value-type="float">
            <text:p>1</text:p>
          </table:table-cell>
          <table:table-cell table:formula="of:=[.E41]/([.E41]+[.E44])" office:value-type="float" office:value="1" calcext:value-type="float">
            <text:p>1</text:p>
          </table:table-cell>
          <table:table-cell table:formula="of:=[.F41]/([.F41]+[.F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43]/([.B42]+[.B43])" office:value-type="float" office:value="0.96969696969697" calcext:value-type="float">
            <text:p>0.96969696969697</text:p>
          </table:table-cell>
          <table:table-cell table:formula="of:=[.C43]/([.C42]+[.C43])" office:value-type="float" office:value="0.903225806451613" calcext:value-type="float">
            <text:p>0.903225806451613</text:p>
          </table:table-cell>
          <table:table-cell table:formula="of:=[.D43]/([.D42]+[.D43])" office:value-type="float" office:value="0.757575757575758" calcext:value-type="float">
            <text:p>0.757575757575758</text:p>
          </table:table-cell>
          <table:table-cell table:formula="of:=[.E43]/([.E42]+[.E43])" office:value-type="float" office:value="0.545454545454545" calcext:value-type="float">
            <text:p>0.545454545454545</text:p>
          </table:table-cell>
          <table:table-cell table:formula="of:=[.F43]/([.F42]+[.F43])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49]*[.B50])/([.B49]+[.B50])" office:value-type="float" office:value="0.848484848484848" calcext:value-type="float">
            <text:p>0.848484848484848</text:p>
          </table:table-cell>
          <table:table-cell table:formula="of:=2*([.C49]*[.C50])/([.C49]+[.C50])" office:value-type="float" office:value="0.894736842105263" calcext:value-type="float">
            <text:p>0.894736842105263</text:p>
          </table:table-cell>
          <table:table-cell table:formula="of:=2*([.D49]*[.D50])/([.D49]+[.D50])" office:value-type="float" office:value="0.818181818181818" calcext:value-type="float">
            <text:p>0.818181818181818</text:p>
          </table:table-cell>
          <table:table-cell table:formula="of:=2*([.E49]*[.E50])/([.E49]+[.E50])" office:value-type="float" office:value="0.705882352941176" calcext:value-type="float">
            <text:p>0.705882352941176</text:p>
          </table:table-cell>
          <table:table-cell table:formula="of:=2*([.F49]*[.F50])/([.F49]+[.F50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43]/([.B43]+[.B44])" office:value-type="float" office:value="0.888888888888889" calcext:value-type="float">
            <text:p>0.888888888888889</text:p>
          </table:table-cell>
          <table:table-cell table:formula="of:=[.C43]/([.C43]+[.C44])" office:value-type="float" office:value="0.96551724137931" calcext:value-type="float">
            <text:p>0.96551724137931</text:p>
          </table:table-cell>
          <table:table-cell table:formula="of:=[.D43]/([.D43]+[.D44])" office:value-type="float" office:value="1" calcext:value-type="float">
            <text:p>1</text:p>
          </table:table-cell>
          <table:table-cell table:formula="of:=[.E43]/([.E43]+[.E44])" office:value-type="float" office:value="1" calcext:value-type="float">
            <text:p>1</text:p>
          </table:table-cell>
          <table:table-cell table:formula="of:=[.F43]/([.F43]+[.F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41]*[.B43])-([.B42]*[.B44]))/(SQRT(([.B41]+[.B42])*([.B41]+[.B44])*([.B43]+[.B42])*([.B43]+[.B44])))" office:value-type="float" office:value="0.783958128935265" calcext:value-type="float">
            <text:p>0.783958128935265</text:p>
          </table:table-cell>
          <table:table-cell table:formula="of:=(([.C41]*[.C43])-([.C42]*[.C44]))/(SQRT(([.C41]+[.C42])*([.C41]+[.C44])*([.C43]+[.C42])*([.C43]+[.C44])))" office:value-type="float" office:value="0.831438334821086" calcext:value-type="float">
            <text:p>0.831438334821086</text:p>
          </table:table-cell>
          <table:table-cell table:formula="of:=(([.D41]*[.D43])-([.D42]*[.D44]))/(SQRT(([.D41]+[.D42])*([.D41]+[.D44])*([.D43]+[.D42])*([.D43]+[.D44])))" office:value-type="float" office:value="0.724206824377901" calcext:value-type="float">
            <text:p>0.724206824377901</text:p>
          </table:table-cell>
          <table:table-cell table:formula="of:=(([.E41]*[.E43])-([.E42]*[.E44]))/(SQRT(([.E41]+[.E42])*([.E41]+[.E44])*([.E43]+[.E42])*([.E43]+[.E44])))" office:value-type="float" office:value="0.545454545454545" calcext:value-type="float">
            <text:p>0.545454545454545</text:p>
          </table:table-cell>
          <table:table-cell table:formula="of:=(([.F41]*[.F43])-([.F42]*[.F44]))/(SQRT(([.F41]+[.F42])*([.F41]+[.F44])*([.F43]+[.F42])*([.F43]+[.F44])))" office:value-type="float" office:value="0.696310623822791" calcext:value-type="float">
            <text:p>0.69631062382279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mposite</text:p>
          </table:table-cell>
          <table:table-cell table:formula="of:=SUM([.B48:.B54])" office:value-type="float" office:value="6.10410073143081" calcext:value-type="float">
            <text:p>6.10410073143081</text:p>
          </table:table-cell>
          <table:table-cell table:formula="of:=SUM([.C48:.C54])" office:value-type="float" office:value="6.30773001614049" calcext:value-type="float">
            <text:p>6.30773001614049</text:p>
          </table:table-cell>
          <table:table-cell table:formula="of:=SUM([.D48:.D54])" office:value-type="float" office:value="5.83540934734513" calcext:value-type="float">
            <text:p>5.83540934734513</text:p>
          </table:table-cell>
          <table:table-cell table:formula="of:=SUM([.E48:.E54])" office:value-type="float" office:value="5.04812834224599" calcext:value-type="float">
            <text:p>5.04812834224599</text:p>
          </table:table-cell>
          <table:table-cell table:formula="of:=SUM([.F48:.F54])" office:value-type="float" office:value="5.71377942952689" calcext:value-type="float">
            <text:p>5.713779429526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00-00-00</text:date>, <text:time style:data-style-name="N2" text:time-value="08:41:18.10175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05:49.115862418</meta:creation-date>
    <meta:generator>LibreOffice/6.0.3.2$Linux_X86_64 LibreOffice_project/00m0$Build-2</meta:generator>
    <dc:date>2018-07-09T10:35:30.251314098</dc:date>
    <meta:editing-duration>P2DT7H43M53S</meta:editing-duration>
    <meta:editing-cycles>86</meta:editing-cycles>
    <meta:document-statistic meta:table-count="3" meta:cell-count="912" meta:object-count="0"/>
  </office:meta>
</office:document-meta>
</file>